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59cm"/>
    </style:style>
    <style:style style:name="co3" style:family="table-column">
      <style:table-column-properties fo:break-before="auto" style:column-width="7.534cm"/>
    </style:style>
    <style:style style:name="ro1" style:family="table-row">
      <style:table-row-properties style:row-height="0.52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71cm"/>
    </style:style>
  </office:automatic-styles>
  <office:body>
    <office:spreadsheet>
      <table:table table:name="Tabell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row table:style-name="ro1">
          <table:table-cell office:value-type="string">
            <text:p>Group 1</text:p>
          </table:table-cell>
          <table:table-cell office:value-type="string">
            <text:p>abc</text:p>
          </table:table-cell>
          <table:table-cell office:value-type="float" office:value="1">
            <text:p>1</text:p>
          </table:table-cell>
          <table:table-cell office:value-type="string">
            <text:p>2013-01-00 12:00:00</text:p>
          </table:table-cell>
          <table:table-cell table:number-columns-repeated="5"/>
          <table:table-cell/>
          <table:table-cell table:style-name="ce1" table:formula="of:=CONCATENATE(&quot;('&quot;;[.A1];&quot;','&quot;;[.B1];&quot;',&quot;;[.C1];&quot;,'&quot;;[.D1];&quot;'),&quot;)" office:value-type="string" office:string-value="('Group 1','abc',1,'2013-01-00 12:00:00'),">
            <text:p>('Group 1','abc',1,'2013-01-00 12:00:00'),</text:p>
          </table:table-cell>
        </table:table-row>
        <table:table-row table:style-name="ro1">
          <table:table-cell office:value-type="string">
            <text:p>Group 2</text:p>
          </table:table-cell>
          <table:table-cell office:value-type="string">
            <text:p>abc</text:p>
          </table:table-cell>
          <table:table-cell office:value-type="float" office:value="1">
            <text:p>1</text:p>
          </table:table-cell>
          <table:table-cell office:value-type="string">
            <text:p>2013-01-00 12:00:00</text:p>
          </table:table-cell>
          <table:table-cell table:number-columns-repeated="5"/>
          <table:table-cell/>
          <table:table-cell table:style-name="ce1" table:formula="of:=CONCATENATE(&quot;('&quot;;[.A2];&quot;','&quot;;[.B2];&quot;',&quot;;[.C2];&quot;,'&quot;;[.D2];&quot;'),&quot;)" office:value-type="string" office:string-value="('Group 2','abc',1,'2013-01-00 12:00:00'),">
            <text:p>('Group 2','abc',1,'2013-01-00 12:00:00'),</text:p>
          </table:table-cell>
        </table:table-row>
        <table:table-row table:style-name="ro1">
          <table:table-cell office:value-type="string">
            <text:p>Group 3</text:p>
          </table:table-cell>
          <table:table-cell office:value-type="string">
            <text:p>abc</text:p>
          </table:table-cell>
          <table:table-cell office:value-type="float" office:value="1">
            <text:p>1</text:p>
          </table:table-cell>
          <table:table-cell office:value-type="string">
            <text:p>2013-01-00 12:00:00</text:p>
          </table:table-cell>
          <table:table-cell table:number-columns-repeated="5"/>
          <table:table-cell/>
          <table:table-cell table:style-name="ce1" table:formula="of:=CONCATENATE(&quot;('&quot;;[.A3];&quot;','&quot;;[.B3];&quot;',&quot;;[.C3];&quot;,'&quot;;[.D3];&quot;'),&quot;)" office:value-type="string" office:string-value="('Group 3','abc',1,'2013-01-00 12:00:00'),">
            <text:p>('Group 3','abc',1,'2013-01-00 12:00:00'),</text:p>
          </table:table-cell>
        </table:table-row>
        <table:table-row table:style-name="ro1">
          <table:table-cell office:value-type="string">
            <text:p>Group 4</text:p>
          </table:table-cell>
          <table:table-cell office:value-type="string">
            <text:p>abc</text:p>
          </table:table-cell>
          <table:table-cell office:value-type="float" office:value="1">
            <text:p>1</text:p>
          </table:table-cell>
          <table:table-cell office:value-type="string">
            <text:p>2013-01-00 12:00:00</text:p>
          </table:table-cell>
          <table:table-cell table:number-columns-repeated="5"/>
          <table:table-cell/>
          <table:table-cell table:style-name="ce1" table:formula="of:=CONCATENATE(&quot;('&quot;;[.A4];&quot;','&quot;;[.B4];&quot;',&quot;;[.C4];&quot;,'&quot;;[.D4];&quot;'),&quot;)" office:value-type="string" office:string-value="('Group 4','abc',1,'2013-01-00 12:00:00'),">
            <text:p>('Group 4','abc',1,'2013-01-00 12:00:00'),</text:p>
          </table:table-cell>
        </table:table-row>
        <table:table-row table:style-name="ro1">
          <table:table-cell office:value-type="string">
            <text:p>Group 5</text:p>
          </table:table-cell>
          <table:table-cell office:value-type="string">
            <text:p>abc</text:p>
          </table:table-cell>
          <table:table-cell office:value-type="float" office:value="1">
            <text:p>1</text:p>
          </table:table-cell>
          <table:table-cell office:value-type="string">
            <text:p>2013-01-00 12:00:00</text:p>
          </table:table-cell>
          <table:table-cell table:number-columns-repeated="5"/>
          <table:table-cell/>
          <table:table-cell table:style-name="ce1" table:formula="of:=CONCATENATE(&quot;('&quot;;[.A5];&quot;','&quot;;[.B5];&quot;',&quot;;[.C5];&quot;,'&quot;;[.D5];&quot;'),&quot;)" office:value-type="string" office:string-value="('Group 5','abc',1,'2013-01-00 12:00:00'),">
            <text:p>('Group 5','abc',1,'2013-01-00 12:00:00'),</text:p>
          </table:table-cell>
        </table:table-row>
        <table:table-row table:style-name="ro1">
          <table:table-cell office:value-type="string">
            <text:p>Group 6</text:p>
          </table:table-cell>
          <table:table-cell office:value-type="string">
            <text:p>abc</text:p>
          </table:table-cell>
          <table:table-cell office:value-type="float" office:value="1">
            <text:p>1</text:p>
          </table:table-cell>
          <table:table-cell office:value-type="string">
            <text:p>2013-01-00 12:00:00</text:p>
          </table:table-cell>
          <table:table-cell table:number-columns-repeated="5"/>
          <table:table-cell/>
          <table:table-cell table:style-name="ce1" table:formula="of:=CONCATENATE(&quot;('&quot;;[.A6];&quot;','&quot;;[.B6];&quot;',&quot;;[.C6];&quot;,'&quot;;[.D6];&quot;'),&quot;)" office:value-type="string" office:string-value="('Group 6','abc',1,'2013-01-00 12:00:00'),">
            <text:p>('Group 6','abc',1,'2013-01-00 12:00:00'),</text:p>
          </table:table-cell>
        </table:table-row>
        <table:table-row table:style-name="ro1">
          <table:table-cell office:value-type="string">
            <text:p>Group 7</text:p>
          </table:table-cell>
          <table:table-cell office:value-type="string">
            <text:p>abc</text:p>
          </table:table-cell>
          <table:table-cell office:value-type="float" office:value="1">
            <text:p>1</text:p>
          </table:table-cell>
          <table:table-cell office:value-type="string">
            <text:p>2013-01-00 12:00:00</text:p>
          </table:table-cell>
          <table:table-cell table:number-columns-repeated="5"/>
          <table:table-cell/>
          <table:table-cell table:style-name="ce1" table:formula="of:=CONCATENATE(&quot;('&quot;;[.A7];&quot;','&quot;;[.B7];&quot;',&quot;;[.C7];&quot;,'&quot;;[.D7];&quot;'),&quot;)" office:value-type="string" office:string-value="('Group 7','abc',1,'2013-01-00 12:00:00'),">
            <text:p>('Group 7','abc',1,'2013-01-00 12:00:00'),</text:p>
          </table:table-cell>
        </table:table-row>
        <table:table-row table:style-name="ro1">
          <table:table-cell office:value-type="string">
            <text:p>Group 8</text:p>
          </table:table-cell>
          <table:table-cell office:value-type="string">
            <text:p>abc</text:p>
          </table:table-cell>
          <table:table-cell office:value-type="float" office:value="1">
            <text:p>1</text:p>
          </table:table-cell>
          <table:table-cell office:value-type="string">
            <text:p>2013-01-00 12:00:00</text:p>
          </table:table-cell>
          <table:table-cell table:number-columns-repeated="5"/>
          <table:table-cell/>
          <table:table-cell table:style-name="ce1" table:formula="of:=CONCATENATE(&quot;('&quot;;[.A8];&quot;','&quot;;[.B8];&quot;',&quot;;[.C8];&quot;,'&quot;;[.D8];&quot;'),&quot;)" office:value-type="string" office:string-value="('Group 8','abc',1,'2013-01-00 12:00:00'),">
            <text:p>('Group 8','abc',1,'2013-01-00 12:00:00'),</text:p>
          </table:table-cell>
        </table:table-row>
        <table:table-row table:style-name="ro1">
          <table:table-cell office:value-type="string">
            <text:p>Group 9</text:p>
          </table:table-cell>
          <table:table-cell office:value-type="string">
            <text:p>abc</text:p>
          </table:table-cell>
          <table:table-cell office:value-type="float" office:value="1">
            <text:p>1</text:p>
          </table:table-cell>
          <table:table-cell office:value-type="string">
            <text:p>2013-01-00 12:00:00</text:p>
          </table:table-cell>
          <table:table-cell table:number-columns-repeated="5"/>
          <table:table-cell/>
          <table:table-cell table:style-name="ce1" table:formula="of:=CONCATENATE(&quot;('&quot;;[.A9];&quot;','&quot;;[.B9];&quot;',&quot;;[.C9];&quot;,'&quot;;[.D9];&quot;'),&quot;)" office:value-type="string" office:string-value="('Group 9','abc',1,'2013-01-00 12:00:00'),">
            <text:p>('Group 9','abc',1,'2013-01-00 12:00:00'),</text:p>
          </table:table-cell>
        </table:table-row>
        <table:table-row table:style-name="ro1">
          <table:table-cell office:value-type="string">
            <text:p>Group 10</text:p>
          </table:table-cell>
          <table:table-cell office:value-type="string">
            <text:p>abc</text:p>
          </table:table-cell>
          <table:table-cell office:value-type="float" office:value="1">
            <text:p>1</text:p>
          </table:table-cell>
          <table:table-cell office:value-type="string">
            <text:p>2013-01-00 12:00:00</text:p>
          </table:table-cell>
          <table:table-cell table:number-columns-repeated="5"/>
          <table:table-cell/>
          <table:table-cell table:style-name="ce1" table:formula="of:=CONCATENATE(&quot;('&quot;;[.A10];&quot;','&quot;;[.B10];&quot;',&quot;;[.C10];&quot;,'&quot;;[.D10];&quot;'),&quot;)" office:value-type="string" office:string-value="('Group 10','abc',1,'2013-01-00 12:00:00'),">
            <text:p>('Group 10','abc',1,'2013-01-00 12:00:00'),</text:p>
          </table:table-cell>
        </table:table-row>
        <table:table-row table:style-name="ro1">
          <table:table-cell office:value-type="string">
            <text:p>Group 11</text:p>
          </table:table-cell>
          <table:table-cell office:value-type="string">
            <text:p>abc</text:p>
          </table:table-cell>
          <table:table-cell office:value-type="float" office:value="1">
            <text:p>1</text:p>
          </table:table-cell>
          <table:table-cell office:value-type="string">
            <text:p>2013-01-00 12:00:00</text:p>
          </table:table-cell>
          <table:table-cell table:number-columns-repeated="5"/>
          <table:table-cell/>
          <table:table-cell table:style-name="ce1" table:formula="of:=CONCATENATE(&quot;('&quot;;[.A11];&quot;','&quot;;[.B11];&quot;',&quot;;[.C11];&quot;,'&quot;;[.D11];&quot;'),&quot;)" office:value-type="string" office:string-value="('Group 11','abc',1,'2013-01-00 12:00:00'),">
            <text:p>('Group 11','abc',1,'2013-01-00 12:00:00'),</text:p>
          </table:table-cell>
        </table:table-row>
        <table:table-row table:style-name="ro1">
          <table:table-cell office:value-type="string">
            <text:p>Group 12</text:p>
          </table:table-cell>
          <table:table-cell office:value-type="string">
            <text:p>abc</text:p>
          </table:table-cell>
          <table:table-cell office:value-type="float" office:value="1">
            <text:p>1</text:p>
          </table:table-cell>
          <table:table-cell office:value-type="string">
            <text:p>2013-01-00 12:00:00</text:p>
          </table:table-cell>
          <table:table-cell table:number-columns-repeated="5"/>
          <table:table-cell/>
          <table:table-cell table:style-name="ce1" table:formula="of:=CONCATENATE(&quot;('&quot;;[.A12];&quot;','&quot;;[.B12];&quot;',&quot;;[.C12];&quot;,'&quot;;[.D12];&quot;'),&quot;)" office:value-type="string" office:string-value="('Group 12','abc',1,'2013-01-00 12:00:00'),">
            <text:p>('Group 12','abc',1,'2013-01-00 12:00:00'),</text:p>
          </table:table-cell>
        </table:table-row>
        <table:table-row table:style-name="ro1">
          <table:table-cell office:value-type="string">
            <text:p>Group 13</text:p>
          </table:table-cell>
          <table:table-cell office:value-type="string">
            <text:p>abc</text:p>
          </table:table-cell>
          <table:table-cell office:value-type="float" office:value="1">
            <text:p>1</text:p>
          </table:table-cell>
          <table:table-cell office:value-type="string">
            <text:p>2013-01-00 12:00:00</text:p>
          </table:table-cell>
          <table:table-cell table:number-columns-repeated="5"/>
          <table:table-cell/>
          <table:table-cell table:style-name="ce1" table:formula="of:=CONCATENATE(&quot;('&quot;;[.A13];&quot;','&quot;;[.B13];&quot;',&quot;;[.C13];&quot;,'&quot;;[.D13];&quot;'),&quot;)" office:value-type="string" office:string-value="('Group 13','abc',1,'2013-01-00 12:00:00'),">
            <text:p>('Group 13','abc',1,'2013-01-00 12:00:00'),</text:p>
          </table:table-cell>
        </table:table-row>
        <table:table-row table:style-name="ro1">
          <table:table-cell office:value-type="string">
            <text:p>Group 14</text:p>
          </table:table-cell>
          <table:table-cell office:value-type="string">
            <text:p>abc</text:p>
          </table:table-cell>
          <table:table-cell office:value-type="float" office:value="1">
            <text:p>1</text:p>
          </table:table-cell>
          <table:table-cell office:value-type="string">
            <text:p>2013-01-00 12:00:00</text:p>
          </table:table-cell>
          <table:table-cell table:number-columns-repeated="5"/>
          <table:table-cell/>
          <table:table-cell table:style-name="ce1" table:formula="of:=CONCATENATE(&quot;('&quot;;[.A14];&quot;','&quot;;[.B14];&quot;',&quot;;[.C14];&quot;,'&quot;;[.D14];&quot;'),&quot;)" office:value-type="string" office:string-value="('Group 14','abc',1,'2013-01-00 12:00:00'),">
            <text:p>('Group 14','abc',1,'2013-01-00 12:00:00'),</text:p>
          </table:table-cell>
        </table:table-row>
        <table:table-row table:style-name="ro1">
          <table:table-cell office:value-type="string">
            <text:p>Group 15</text:p>
          </table:table-cell>
          <table:table-cell office:value-type="string">
            <text:p>abc</text:p>
          </table:table-cell>
          <table:table-cell office:value-type="float" office:value="1">
            <text:p>1</text:p>
          </table:table-cell>
          <table:table-cell office:value-type="string">
            <text:p>2013-01-00 12:00:00</text:p>
          </table:table-cell>
          <table:table-cell table:number-columns-repeated="5"/>
          <table:table-cell/>
          <table:table-cell table:style-name="ce1" table:formula="of:=CONCATENATE(&quot;('&quot;;[.A15];&quot;','&quot;;[.B15];&quot;',&quot;;[.C15];&quot;,'&quot;;[.D15];&quot;'),&quot;)" office:value-type="string" office:string-value="('Group 15','abc',1,'2013-01-00 12:00:00'),">
            <text:p>('Group 15','abc',1,'2013-01-00 12:00:00'),</text:p>
          </table:table-cell>
        </table:table-row>
        <table:table-row table:style-name="ro1">
          <table:table-cell office:value-type="string">
            <text:p>Group 16</text:p>
          </table:table-cell>
          <table:table-cell office:value-type="string">
            <text:p>abc</text:p>
          </table:table-cell>
          <table:table-cell office:value-type="float" office:value="1">
            <text:p>1</text:p>
          </table:table-cell>
          <table:table-cell office:value-type="string">
            <text:p>2013-01-00 12:00:00</text:p>
          </table:table-cell>
          <table:table-cell table:number-columns-repeated="5"/>
          <table:table-cell/>
          <table:table-cell table:style-name="ce1" table:formula="of:=CONCATENATE(&quot;('&quot;;[.A16];&quot;','&quot;;[.B16];&quot;',&quot;;[.C16];&quot;,'&quot;;[.D16];&quot;'),&quot;)" office:value-type="string" office:string-value="('Group 16','abc',1,'2013-01-00 12:00:00'),">
            <text:p>('Group 16','abc',1,'2013-01-00 12:00:00'),</text:p>
          </table:table-cell>
        </table:table-row>
        <table:table-row table:style-name="ro1">
          <table:table-cell office:value-type="string">
            <text:p>Group 17</text:p>
          </table:table-cell>
          <table:table-cell office:value-type="string">
            <text:p>abc</text:p>
          </table:table-cell>
          <table:table-cell office:value-type="float" office:value="1">
            <text:p>1</text:p>
          </table:table-cell>
          <table:table-cell office:value-type="string">
            <text:p>2013-01-00 12:00:00</text:p>
          </table:table-cell>
          <table:table-cell table:number-columns-repeated="5"/>
          <table:table-cell/>
          <table:table-cell table:style-name="ce1" table:formula="of:=CONCATENATE(&quot;('&quot;;[.A17];&quot;','&quot;;[.B17];&quot;',&quot;;[.C17];&quot;,'&quot;;[.D17];&quot;'),&quot;)" office:value-type="string" office:string-value="('Group 17','abc',1,'2013-01-00 12:00:00'),">
            <text:p>('Group 17','abc',1,'2013-01-00 12:00:00'),</text:p>
          </table:table-cell>
        </table:table-row>
        <table:table-row table:style-name="ro1">
          <table:table-cell office:value-type="string">
            <text:p>Group 18</text:p>
          </table:table-cell>
          <table:table-cell office:value-type="string">
            <text:p>abc</text:p>
          </table:table-cell>
          <table:table-cell office:value-type="float" office:value="1">
            <text:p>1</text:p>
          </table:table-cell>
          <table:table-cell office:value-type="string">
            <text:p>2013-01-00 12:00:00</text:p>
          </table:table-cell>
          <table:table-cell table:number-columns-repeated="5"/>
          <table:table-cell/>
          <table:table-cell table:style-name="ce1" table:formula="of:=CONCATENATE(&quot;('&quot;;[.A18];&quot;','&quot;;[.B18];&quot;',&quot;;[.C18];&quot;,'&quot;;[.D18];&quot;'),&quot;)" office:value-type="string" office:string-value="('Group 18','abc',1,'2013-01-00 12:00:00'),">
            <text:p>('Group 18','abc',1,'2013-01-00 12:00:00'),</text:p>
          </table:table-cell>
        </table:table-row>
        <table:table-row table:style-name="ro1">
          <table:table-cell office:value-type="string">
            <text:p>Group 19</text:p>
          </table:table-cell>
          <table:table-cell office:value-type="string">
            <text:p>abc</text:p>
          </table:table-cell>
          <table:table-cell office:value-type="float" office:value="1">
            <text:p>1</text:p>
          </table:table-cell>
          <table:table-cell office:value-type="string">
            <text:p>2013-01-00 12:00:00</text:p>
          </table:table-cell>
          <table:table-cell table:number-columns-repeated="5"/>
          <table:table-cell/>
          <table:table-cell table:style-name="ce1" table:formula="of:=CONCATENATE(&quot;('&quot;;[.A19];&quot;','&quot;;[.B19];&quot;',&quot;;[.C19];&quot;,'&quot;;[.D19];&quot;'),&quot;)" office:value-type="string" office:string-value="('Group 19','abc',1,'2013-01-00 12:00:00'),">
            <text:p>('Group 19','abc',1,'2013-01-00 12:00:00'),</text:p>
          </table:table-cell>
        </table:table-row>
        <table:table-row table:style-name="ro1">
          <table:table-cell office:value-type="string">
            <text:p>Group 20</text:p>
          </table:table-cell>
          <table:table-cell office:value-type="string">
            <text:p>abc</text:p>
          </table:table-cell>
          <table:table-cell office:value-type="float" office:value="1">
            <text:p>1</text:p>
          </table:table-cell>
          <table:table-cell office:value-type="string">
            <text:p>2013-01-00 12:00:00</text:p>
          </table:table-cell>
          <table:table-cell table:number-columns-repeated="5"/>
          <table:table-cell/>
          <table:table-cell table:style-name="ce1" table:formula="of:=CONCATENATE(&quot;('&quot;;[.A20];&quot;','&quot;;[.B20];&quot;',&quot;;[.C20];&quot;,'&quot;;[.D20];&quot;'),&quot;)" office:value-type="string" office:string-value="('Group 20','abc',1,'2013-01-00 12:00:00'),">
            <text:p>('Group 20','abc',1,'2013-01-00 12:00:00'),</text:p>
          </table:table-cell>
        </table:table-row>
        <table:table-row table:style-name="ro1">
          <table:table-cell office:value-type="string">
            <text:p>Group 21</text:p>
          </table:table-cell>
          <table:table-cell office:value-type="string">
            <text:p>abc</text:p>
          </table:table-cell>
          <table:table-cell office:value-type="float" office:value="1">
            <text:p>1</text:p>
          </table:table-cell>
          <table:table-cell office:value-type="string">
            <text:p>2013-01-00 12:00:00</text:p>
          </table:table-cell>
          <table:table-cell table:number-columns-repeated="5"/>
          <table:table-cell/>
          <table:table-cell table:style-name="ce1" table:formula="of:=CONCATENATE(&quot;('&quot;;[.A21];&quot;','&quot;;[.B21];&quot;',&quot;;[.C21];&quot;,'&quot;;[.D21];&quot;'),&quot;)" office:value-type="string" office:string-value="('Group 21','abc',1,'2013-01-00 12:00:00'),">
            <text:p>('Group 21','abc',1,'2013-01-00 12:00:00'),</text:p>
          </table:table-cell>
        </table:table-row>
        <table:table-row table:style-name="ro1">
          <table:table-cell office:value-type="string">
            <text:p>Group 22</text:p>
          </table:table-cell>
          <table:table-cell office:value-type="string">
            <text:p>abc</text:p>
          </table:table-cell>
          <table:table-cell office:value-type="float" office:value="1">
            <text:p>1</text:p>
          </table:table-cell>
          <table:table-cell office:value-type="string">
            <text:p>2013-01-00 12:00:00</text:p>
          </table:table-cell>
          <table:table-cell table:number-columns-repeated="5"/>
          <table:table-cell/>
          <table:table-cell table:style-name="ce1" table:formula="of:=CONCATENATE(&quot;('&quot;;[.A22];&quot;','&quot;;[.B22];&quot;',&quot;;[.C22];&quot;,'&quot;;[.D22];&quot;'),&quot;)" office:value-type="string" office:string-value="('Group 22','abc',1,'2013-01-00 12:00:00'),">
            <text:p>('Group 22','abc',1,'2013-01-00 12:00:00'),</text:p>
          </table:table-cell>
        </table:table-row>
        <table:table-row table:style-name="ro1">
          <table:table-cell office:value-type="string">
            <text:p>Group 23</text:p>
          </table:table-cell>
          <table:table-cell office:value-type="string">
            <text:p>abc</text:p>
          </table:table-cell>
          <table:table-cell office:value-type="float" office:value="1">
            <text:p>1</text:p>
          </table:table-cell>
          <table:table-cell office:value-type="string">
            <text:p>2013-01-00 12:00:00</text:p>
          </table:table-cell>
          <table:table-cell table:number-columns-repeated="5"/>
          <table:table-cell/>
          <table:table-cell table:style-name="ce1" table:formula="of:=CONCATENATE(&quot;('&quot;;[.A23];&quot;','&quot;;[.B23];&quot;',&quot;;[.C23];&quot;,'&quot;;[.D23];&quot;'),&quot;)" office:value-type="string" office:string-value="('Group 23','abc',1,'2013-01-00 12:00:00'),">
            <text:p>('Group 23','abc',1,'2013-01-00 12:00:00'),</text:p>
          </table:table-cell>
        </table:table-row>
        <table:table-row table:style-name="ro1">
          <table:table-cell office:value-type="string">
            <text:p>Group 24</text:p>
          </table:table-cell>
          <table:table-cell office:value-type="string">
            <text:p>abc</text:p>
          </table:table-cell>
          <table:table-cell office:value-type="float" office:value="1">
            <text:p>1</text:p>
          </table:table-cell>
          <table:table-cell office:value-type="string">
            <text:p>2013-01-00 12:00:00</text:p>
          </table:table-cell>
          <table:table-cell table:number-columns-repeated="5"/>
          <table:table-cell/>
          <table:table-cell table:style-name="ce1" table:formula="of:=CONCATENATE(&quot;('&quot;;[.A24];&quot;','&quot;;[.B24];&quot;',&quot;;[.C24];&quot;,'&quot;;[.D24];&quot;'),&quot;)" office:value-type="string" office:string-value="('Group 24','abc',1,'2013-01-00 12:00:00'),">
            <text:p>('Group 24','abc',1,'2013-01-00 12:00:00'),</text:p>
          </table:table-cell>
        </table:table-row>
        <table:table-row table:style-name="ro1">
          <table:table-cell office:value-type="string">
            <text:p>Group 25</text:p>
          </table:table-cell>
          <table:table-cell office:value-type="string">
            <text:p>abc</text:p>
          </table:table-cell>
          <table:table-cell office:value-type="float" office:value="1">
            <text:p>1</text:p>
          </table:table-cell>
          <table:table-cell office:value-type="string">
            <text:p>2013-01-00 12:00:00</text:p>
          </table:table-cell>
          <table:table-cell table:number-columns-repeated="5"/>
          <table:table-cell/>
          <table:table-cell table:style-name="ce1" table:formula="of:=CONCATENATE(&quot;('&quot;;[.A25];&quot;','&quot;;[.B25];&quot;',&quot;;[.C25];&quot;,'&quot;;[.D25];&quot;'),&quot;)" office:value-type="string" office:string-value="('Group 25','abc',1,'2013-01-00 12:00:00'),">
            <text:p>('Group 25','abc',1,'2013-01-00 12:00:00'),</text:p>
          </table:table-cell>
        </table:table-row>
        <table:table-row table:style-name="ro1">
          <table:table-cell office:value-type="string">
            <text:p>Group 26</text:p>
          </table:table-cell>
          <table:table-cell office:value-type="string">
            <text:p>abc</text:p>
          </table:table-cell>
          <table:table-cell office:value-type="float" office:value="1">
            <text:p>1</text:p>
          </table:table-cell>
          <table:table-cell office:value-type="string">
            <text:p>2013-01-00 12:00:00</text:p>
          </table:table-cell>
          <table:table-cell table:number-columns-repeated="5"/>
          <table:table-cell/>
          <table:table-cell table:style-name="ce1" table:formula="of:=CONCATENATE(&quot;('&quot;;[.A26];&quot;','&quot;;[.B26];&quot;',&quot;;[.C26];&quot;,'&quot;;[.D26];&quot;'),&quot;)" office:value-type="string" office:string-value="('Group 26','abc',1,'2013-01-00 12:00:00'),">
            <text:p>('Group 26','abc',1,'2013-01-00 12:00:00'),</text:p>
          </table:table-cell>
        </table:table-row>
        <table:table-row table:style-name="ro1">
          <table:table-cell office:value-type="string">
            <text:p>Group 27</text:p>
          </table:table-cell>
          <table:table-cell office:value-type="string">
            <text:p>abc</text:p>
          </table:table-cell>
          <table:table-cell office:value-type="float" office:value="1">
            <text:p>1</text:p>
          </table:table-cell>
          <table:table-cell office:value-type="string">
            <text:p>2013-01-00 12:00:00</text:p>
          </table:table-cell>
          <table:table-cell table:number-columns-repeated="5"/>
          <table:table-cell/>
          <table:table-cell table:style-name="ce1" table:formula="of:=CONCATENATE(&quot;('&quot;;[.A27];&quot;','&quot;;[.B27];&quot;',&quot;;[.C27];&quot;,'&quot;;[.D27];&quot;'),&quot;)" office:value-type="string" office:string-value="('Group 27','abc',1,'2013-01-00 12:00:00'),">
            <text:p>('Group 27','abc',1,'2013-01-00 12:00:00'),</text:p>
          </table:table-cell>
        </table:table-row>
        <table:table-row table:style-name="ro1">
          <table:table-cell office:value-type="string">
            <text:p>Group 28</text:p>
          </table:table-cell>
          <table:table-cell office:value-type="string">
            <text:p>abc</text:p>
          </table:table-cell>
          <table:table-cell office:value-type="float" office:value="1">
            <text:p>1</text:p>
          </table:table-cell>
          <table:table-cell office:value-type="string">
            <text:p>2013-01-00 12:00:00</text:p>
          </table:table-cell>
          <table:table-cell table:number-columns-repeated="5"/>
          <table:table-cell/>
          <table:table-cell table:style-name="ce1" table:formula="of:=CONCATENATE(&quot;('&quot;;[.A28];&quot;','&quot;;[.B28];&quot;',&quot;;[.C28];&quot;,'&quot;;[.D28];&quot;'),&quot;)" office:value-type="string" office:string-value="('Group 28','abc',1,'2013-01-00 12:00:00'),">
            <text:p>('Group 28','abc',1,'2013-01-00 12:00:00'),</text:p>
          </table:table-cell>
        </table:table-row>
        <table:table-row table:style-name="ro1">
          <table:table-cell office:value-type="string">
            <text:p>Group 29</text:p>
          </table:table-cell>
          <table:table-cell office:value-type="string">
            <text:p>abc</text:p>
          </table:table-cell>
          <table:table-cell office:value-type="float" office:value="1">
            <text:p>1</text:p>
          </table:table-cell>
          <table:table-cell office:value-type="string">
            <text:p>2013-01-00 12:00:00</text:p>
          </table:table-cell>
          <table:table-cell table:number-columns-repeated="6"/>
          <table:table-cell table:style-name="ce1" table:formula="of:=CONCATENATE(&quot;('&quot;;[.A29];&quot;','&quot;;[.B29];&quot;',&quot;;[.C29];&quot;,'&quot;;[.D29];&quot;'),&quot;)" office:value-type="string" office:string-value="('Group 29','abc',1,'2013-01-00 12:00:00'),">
            <text:p>('Group 29','abc',1,'2013-01-00 12:00:00'),</text:p>
          </table:table-cell>
        </table:table-row>
        <table:table-row table:style-name="ro1">
          <table:table-cell office:value-type="string">
            <text:p>Group 30</text:p>
          </table:table-cell>
          <table:table-cell office:value-type="string">
            <text:p>abc</text:p>
          </table:table-cell>
          <table:table-cell office:value-type="float" office:value="1">
            <text:p>1</text:p>
          </table:table-cell>
          <table:table-cell office:value-type="string">
            <text:p>2013-01-00 12:00:00</text:p>
          </table:table-cell>
          <table:table-cell table:number-columns-repeated="6"/>
          <table:table-cell table:style-name="ce1" table:formula="of:=CONCATENATE(&quot;('&quot;;[.A30];&quot;','&quot;;[.B30];&quot;',&quot;;[.C30];&quot;,'&quot;;[.D30];&quot;'),&quot;)" office:value-type="string" office:string-value="('Group 30','abc',1,'2013-01-00 12:00:00'),">
            <text:p>('Group 30','abc',1,'2013-01-00 12:00:00'),</text:p>
          </table:table-cell>
        </table:table-row>
        <table:table-row table:style-name="ro1">
          <table:table-cell office:value-type="string">
            <text:p>Group 31</text:p>
          </table:table-cell>
          <table:table-cell office:value-type="string">
            <text:p>abc</text:p>
          </table:table-cell>
          <table:table-cell office:value-type="float" office:value="1">
            <text:p>1</text:p>
          </table:table-cell>
          <table:table-cell office:value-type="string">
            <text:p>2013-01-00 12:00:00</text:p>
          </table:table-cell>
          <table:table-cell table:number-columns-repeated="6"/>
          <table:table-cell table:style-name="ce1" table:formula="of:=CONCATENATE(&quot;('&quot;;[.A31];&quot;','&quot;;[.B31];&quot;',&quot;;[.C31];&quot;,'&quot;;[.D31];&quot;'),&quot;)" office:value-type="string" office:string-value="('Group 31','abc',1,'2013-01-00 12:00:00'),">
            <text:p>('Group 31','abc',1,'2013-01-00 12:00:00'),</text:p>
          </table:table-cell>
        </table:table-row>
        <table:table-row table:style-name="ro1">
          <table:table-cell office:value-type="string">
            <text:p>Group 32</text:p>
          </table:table-cell>
          <table:table-cell office:value-type="string">
            <text:p>abc</text:p>
          </table:table-cell>
          <table:table-cell office:value-type="float" office:value="1">
            <text:p>1</text:p>
          </table:table-cell>
          <table:table-cell office:value-type="string">
            <text:p>2013-01-00 12:00:00</text:p>
          </table:table-cell>
          <table:table-cell table:number-columns-repeated="6"/>
          <table:table-cell table:style-name="ce1" table:formula="of:=CONCATENATE(&quot;('&quot;;[.A32];&quot;','&quot;;[.B32];&quot;',&quot;;[.C32];&quot;,'&quot;;[.D32];&quot;'),&quot;)" office:value-type="string" office:string-value="('Group 32','abc',1,'2013-01-00 12:00:00'),">
            <text:p>('Group 32','abc',1,'2013-01-00 12:00:00'),</text:p>
          </table:table-cell>
        </table:table-row>
        <table:table-row table:style-name="ro1">
          <table:table-cell office:value-type="string">
            <text:p>Group 33</text:p>
          </table:table-cell>
          <table:table-cell office:value-type="string">
            <text:p>abc</text:p>
          </table:table-cell>
          <table:table-cell office:value-type="float" office:value="1">
            <text:p>1</text:p>
          </table:table-cell>
          <table:table-cell office:value-type="string">
            <text:p>2013-01-00 12:00:00</text:p>
          </table:table-cell>
          <table:table-cell table:number-columns-repeated="6"/>
          <table:table-cell table:style-name="ce1" table:formula="of:=CONCATENATE(&quot;('&quot;;[.A33];&quot;','&quot;;[.B33];&quot;',&quot;;[.C33];&quot;,'&quot;;[.D33];&quot;'),&quot;)" office:value-type="string" office:string-value="('Group 33','abc',1,'2013-01-00 12:00:00'),">
            <text:p>('Group 33','abc',1,'2013-01-00 12:00:00'),</text:p>
          </table:table-cell>
        </table:table-row>
        <table:table-row table:style-name="ro1">
          <table:table-cell office:value-type="string">
            <text:p>Group 34</text:p>
          </table:table-cell>
          <table:table-cell office:value-type="string">
            <text:p>abc</text:p>
          </table:table-cell>
          <table:table-cell office:value-type="float" office:value="1">
            <text:p>1</text:p>
          </table:table-cell>
          <table:table-cell office:value-type="string">
            <text:p>2013-01-00 12:00:00</text:p>
          </table:table-cell>
          <table:table-cell table:number-columns-repeated="6"/>
          <table:table-cell table:style-name="ce1" table:formula="of:=CONCATENATE(&quot;('&quot;;[.A34];&quot;','&quot;;[.B34];&quot;',&quot;;[.C34];&quot;,'&quot;;[.D34];&quot;'),&quot;)" office:value-type="string" office:string-value="('Group 34','abc',1,'2013-01-00 12:00:00'),">
            <text:p>('Group 34','abc',1,'2013-01-00 12:00:00'),</text:p>
          </table:table-cell>
        </table:table-row>
        <table:table-row table:style-name="ro1">
          <table:table-cell office:value-type="string">
            <text:p>Group 35</text:p>
          </table:table-cell>
          <table:table-cell office:value-type="string">
            <text:p>abc</text:p>
          </table:table-cell>
          <table:table-cell office:value-type="float" office:value="1">
            <text:p>1</text:p>
          </table:table-cell>
          <table:table-cell office:value-type="string">
            <text:p>2013-01-00 12:00:00</text:p>
          </table:table-cell>
          <table:table-cell table:number-columns-repeated="6"/>
          <table:table-cell table:style-name="ce1" table:formula="of:=CONCATENATE(&quot;('&quot;;[.A35];&quot;','&quot;;[.B35];&quot;',&quot;;[.C35];&quot;,'&quot;;[.D35];&quot;'),&quot;)" office:value-type="string" office:string-value="('Group 35','abc',1,'2013-01-00 12:00:00'),">
            <text:p>('Group 35','abc',1,'2013-01-00 12:00:00'),</text:p>
          </table:table-cell>
        </table:table-row>
        <table:table-row table:style-name="ro1">
          <table:table-cell office:value-type="string">
            <text:p>Group 36</text:p>
          </table:table-cell>
          <table:table-cell office:value-type="string">
            <text:p>abc</text:p>
          </table:table-cell>
          <table:table-cell office:value-type="float" office:value="1">
            <text:p>1</text:p>
          </table:table-cell>
          <table:table-cell office:value-type="string">
            <text:p>2013-01-00 12:00:00</text:p>
          </table:table-cell>
          <table:table-cell table:number-columns-repeated="6"/>
          <table:table-cell table:style-name="ce1" table:formula="of:=CONCATENATE(&quot;('&quot;;[.A36];&quot;','&quot;;[.B36];&quot;',&quot;;[.C36];&quot;,'&quot;;[.D36];&quot;'),&quot;)" office:value-type="string" office:string-value="('Group 36','abc',1,'2013-01-00 12:00:00'),">
            <text:p>('Group 36','abc',1,'2013-01-00 12:00:00'),</text:p>
          </table:table-cell>
        </table:table-row>
        <table:table-row table:style-name="ro1">
          <table:table-cell office:value-type="string">
            <text:p>Group 37</text:p>
          </table:table-cell>
          <table:table-cell office:value-type="string">
            <text:p>abc</text:p>
          </table:table-cell>
          <table:table-cell office:value-type="float" office:value="1">
            <text:p>1</text:p>
          </table:table-cell>
          <table:table-cell office:value-type="string">
            <text:p>2013-01-00 12:00:00</text:p>
          </table:table-cell>
          <table:table-cell table:number-columns-repeated="6"/>
          <table:table-cell table:style-name="ce1" table:formula="of:=CONCATENATE(&quot;('&quot;;[.A37];&quot;','&quot;;[.B37];&quot;',&quot;;[.C37];&quot;,'&quot;;[.D37];&quot;'),&quot;)" office:value-type="string" office:string-value="('Group 37','abc',1,'2013-01-00 12:00:00'),">
            <text:p>('Group 37','abc',1,'2013-01-00 12:00:00'),</text:p>
          </table:table-cell>
        </table:table-row>
        <table:table-row table:style-name="ro1">
          <table:table-cell office:value-type="string">
            <text:p>Group 38</text:p>
          </table:table-cell>
          <table:table-cell office:value-type="string">
            <text:p>abc</text:p>
          </table:table-cell>
          <table:table-cell office:value-type="float" office:value="1">
            <text:p>1</text:p>
          </table:table-cell>
          <table:table-cell office:value-type="string">
            <text:p>2013-01-00 12:00:00</text:p>
          </table:table-cell>
          <table:table-cell table:number-columns-repeated="6"/>
          <table:table-cell table:style-name="ce1" table:formula="of:=CONCATENATE(&quot;('&quot;;[.A38];&quot;','&quot;;[.B38];&quot;',&quot;;[.C38];&quot;,'&quot;;[.D38];&quot;'),&quot;)" office:value-type="string" office:string-value="('Group 38','abc',1,'2013-01-00 12:00:00'),">
            <text:p>('Group 38','abc',1,'2013-01-00 12:00:00'),</text:p>
          </table:table-cell>
        </table:table-row>
        <table:table-row table:style-name="ro1">
          <table:table-cell office:value-type="string">
            <text:p>Group 39</text:p>
          </table:table-cell>
          <table:table-cell office:value-type="string">
            <text:p>abc</text:p>
          </table:table-cell>
          <table:table-cell office:value-type="float" office:value="1">
            <text:p>1</text:p>
          </table:table-cell>
          <table:table-cell office:value-type="string">
            <text:p>2013-01-00 12:00:00</text:p>
          </table:table-cell>
          <table:table-cell table:number-columns-repeated="6"/>
          <table:table-cell table:style-name="ce1" table:formula="of:=CONCATENATE(&quot;('&quot;;[.A39];&quot;','&quot;;[.B39];&quot;',&quot;;[.C39];&quot;,'&quot;;[.D39];&quot;'),&quot;)" office:value-type="string" office:string-value="('Group 39','abc',1,'2013-01-00 12:00:00'),">
            <text:p>('Group 39','abc',1,'2013-01-00 12:00:00'),</text:p>
          </table:table-cell>
        </table:table-row>
        <table:table-row table:style-name="ro1">
          <table:table-cell office:value-type="string">
            <text:p>Group 40</text:p>
          </table:table-cell>
          <table:table-cell office:value-type="string">
            <text:p>abc</text:p>
          </table:table-cell>
          <table:table-cell office:value-type="float" office:value="1">
            <text:p>1</text:p>
          </table:table-cell>
          <table:table-cell office:value-type="string">
            <text:p>2013-01-00 12:00:00</text:p>
          </table:table-cell>
          <table:table-cell table:number-columns-repeated="6"/>
          <table:table-cell table:style-name="ce1" table:formula="of:=CONCATENATE(&quot;('&quot;;[.A40];&quot;','&quot;;[.B40];&quot;',&quot;;[.C40];&quot;,'&quot;;[.D40];&quot;'),&quot;)" office:value-type="string" office:string-value="('Group 40','abc',1,'2013-01-00 12:00:00'),">
            <text:p>('Group 40','abc',1,'2013-01-00 12:00:00'),</text:p>
          </table:table-cell>
        </table:table-row>
        <table:table-row table:style-name="ro1">
          <table:table-cell office:value-type="string">
            <text:p>Group 41</text:p>
          </table:table-cell>
          <table:table-cell office:value-type="string">
            <text:p>abc</text:p>
          </table:table-cell>
          <table:table-cell office:value-type="float" office:value="1">
            <text:p>1</text:p>
          </table:table-cell>
          <table:table-cell office:value-type="string">
            <text:p>2013-01-00 12:00:00</text:p>
          </table:table-cell>
          <table:table-cell table:number-columns-repeated="6"/>
          <table:table-cell table:style-name="ce1" table:formula="of:=CONCATENATE(&quot;('&quot;;[.A41];&quot;','&quot;;[.B41];&quot;',&quot;;[.C41];&quot;,'&quot;;[.D41];&quot;'),&quot;)" office:value-type="string" office:string-value="('Group 41','abc',1,'2013-01-00 12:00:00'),">
            <text:p>('Group 41','abc',1,'2013-01-00 12:00:00'),</text:p>
          </table:table-cell>
        </table:table-row>
        <table:table-row table:style-name="ro1">
          <table:table-cell office:value-type="string">
            <text:p>Group 42</text:p>
          </table:table-cell>
          <table:table-cell office:value-type="string">
            <text:p>abc</text:p>
          </table:table-cell>
          <table:table-cell office:value-type="float" office:value="1">
            <text:p>1</text:p>
          </table:table-cell>
          <table:table-cell office:value-type="string">
            <text:p>2013-01-00 12:00:00</text:p>
          </table:table-cell>
          <table:table-cell table:number-columns-repeated="6"/>
          <table:table-cell table:style-name="ce1" table:formula="of:=CONCATENATE(&quot;('&quot;;[.A42];&quot;','&quot;;[.B42];&quot;',&quot;;[.C42];&quot;,'&quot;;[.D42];&quot;'),&quot;)" office:value-type="string" office:string-value="('Group 42','abc',1,'2013-01-00 12:00:00'),">
            <text:p>('Group 42','abc',1,'2013-01-00 12:00:00'),</text:p>
          </table:table-cell>
        </table:table-row>
        <table:table-row table:style-name="ro1">
          <table:table-cell office:value-type="string">
            <text:p>Group 43</text:p>
          </table:table-cell>
          <table:table-cell office:value-type="string">
            <text:p>abc</text:p>
          </table:table-cell>
          <table:table-cell office:value-type="float" office:value="1">
            <text:p>1</text:p>
          </table:table-cell>
          <table:table-cell office:value-type="string">
            <text:p>2013-01-00 12:00:00</text:p>
          </table:table-cell>
          <table:table-cell table:number-columns-repeated="6"/>
          <table:table-cell table:style-name="ce1" table:formula="of:=CONCATENATE(&quot;('&quot;;[.A43];&quot;','&quot;;[.B43];&quot;',&quot;;[.C43];&quot;,'&quot;;[.D43];&quot;'),&quot;)" office:value-type="string" office:string-value="('Group 43','abc',1,'2013-01-00 12:00:00'),">
            <text:p>('Group 43','abc',1,'2013-01-00 12:00:00'),</text:p>
          </table:table-cell>
        </table:table-row>
        <table:table-row table:style-name="ro1">
          <table:table-cell office:value-type="string">
            <text:p>Group 44</text:p>
          </table:table-cell>
          <table:table-cell office:value-type="string">
            <text:p>abc</text:p>
          </table:table-cell>
          <table:table-cell office:value-type="float" office:value="1">
            <text:p>1</text:p>
          </table:table-cell>
          <table:table-cell office:value-type="string">
            <text:p>2013-01-00 12:00:00</text:p>
          </table:table-cell>
          <table:table-cell table:number-columns-repeated="6"/>
          <table:table-cell table:style-name="ce1" table:formula="of:=CONCATENATE(&quot;('&quot;;[.A44];&quot;','&quot;;[.B44];&quot;',&quot;;[.C44];&quot;,'&quot;;[.D44];&quot;'),&quot;)" office:value-type="string" office:string-value="('Group 44','abc',1,'2013-01-00 12:00:00'),">
            <text:p>('Group 44','abc',1,'2013-01-00 12:00:00'),</text:p>
          </table:table-cell>
        </table:table-row>
        <table:table-row table:style-name="ro1">
          <table:table-cell office:value-type="string">
            <text:p>Group 45</text:p>
          </table:table-cell>
          <table:table-cell office:value-type="string">
            <text:p>abc</text:p>
          </table:table-cell>
          <table:table-cell office:value-type="float" office:value="1">
            <text:p>1</text:p>
          </table:table-cell>
          <table:table-cell office:value-type="string">
            <text:p>2013-01-00 12:00:00</text:p>
          </table:table-cell>
          <table:table-cell table:number-columns-repeated="6"/>
          <table:table-cell table:style-name="ce1" table:formula="of:=CONCATENATE(&quot;('&quot;;[.A45];&quot;','&quot;;[.B45];&quot;',&quot;;[.C45];&quot;,'&quot;;[.D45];&quot;'),&quot;)" office:value-type="string" office:string-value="('Group 45','abc',1,'2013-01-00 12:00:00'),">
            <text:p>('Group 45','abc',1,'2013-01-00 12:00:00'),</text:p>
          </table:table-cell>
        </table:table-row>
        <table:table-row table:style-name="ro1">
          <table:table-cell office:value-type="string">
            <text:p>Group 46</text:p>
          </table:table-cell>
          <table:table-cell office:value-type="string">
            <text:p>abc</text:p>
          </table:table-cell>
          <table:table-cell office:value-type="float" office:value="1">
            <text:p>1</text:p>
          </table:table-cell>
          <table:table-cell office:value-type="string">
            <text:p>2013-01-00 12:00:00</text:p>
          </table:table-cell>
          <table:table-cell table:number-columns-repeated="6"/>
          <table:table-cell table:style-name="ce1" table:formula="of:=CONCATENATE(&quot;('&quot;;[.A46];&quot;','&quot;;[.B46];&quot;',&quot;;[.C46];&quot;,'&quot;;[.D46];&quot;'),&quot;)" office:value-type="string" office:string-value="('Group 46','abc',1,'2013-01-00 12:00:00'),">
            <text:p>('Group 46','abc',1,'2013-01-00 12:00:00'),</text:p>
          </table:table-cell>
        </table:table-row>
        <table:table-row table:style-name="ro1">
          <table:table-cell office:value-type="string">
            <text:p>Group 47</text:p>
          </table:table-cell>
          <table:table-cell office:value-type="string">
            <text:p>abc</text:p>
          </table:table-cell>
          <table:table-cell office:value-type="float" office:value="1">
            <text:p>1</text:p>
          </table:table-cell>
          <table:table-cell office:value-type="string">
            <text:p>2013-01-00 12:00:00</text:p>
          </table:table-cell>
          <table:table-cell table:number-columns-repeated="6"/>
          <table:table-cell table:style-name="ce1" table:formula="of:=CONCATENATE(&quot;('&quot;;[.A47];&quot;','&quot;;[.B47];&quot;',&quot;;[.C47];&quot;,'&quot;;[.D47];&quot;'),&quot;)" office:value-type="string" office:string-value="('Group 47','abc',1,'2013-01-00 12:00:00'),">
            <text:p>('Group 47','abc',1,'2013-01-00 12:00:00'),</text:p>
          </table:table-cell>
        </table:table-row>
        <table:table-row table:style-name="ro1">
          <table:table-cell office:value-type="string">
            <text:p>Group 48</text:p>
          </table:table-cell>
          <table:table-cell office:value-type="string">
            <text:p>abc</text:p>
          </table:table-cell>
          <table:table-cell office:value-type="float" office:value="1">
            <text:p>1</text:p>
          </table:table-cell>
          <table:table-cell office:value-type="string">
            <text:p>2013-01-00 12:00:00</text:p>
          </table:table-cell>
          <table:table-cell table:number-columns-repeated="6"/>
          <table:table-cell table:style-name="ce1" table:formula="of:=CONCATENATE(&quot;('&quot;;[.A48];&quot;','&quot;;[.B48];&quot;',&quot;;[.C48];&quot;,'&quot;;[.D48];&quot;'),&quot;)" office:value-type="string" office:string-value="('Group 48','abc',1,'2013-01-00 12:00:00'),">
            <text:p>('Group 48','abc',1,'2013-01-00 12:00:00'),</text:p>
          </table:table-cell>
        </table:table-row>
        <table:table-row table:style-name="ro1">
          <table:table-cell office:value-type="string">
            <text:p>Group 49</text:p>
          </table:table-cell>
          <table:table-cell office:value-type="string">
            <text:p>abc</text:p>
          </table:table-cell>
          <table:table-cell office:value-type="float" office:value="1">
            <text:p>1</text:p>
          </table:table-cell>
          <table:table-cell office:value-type="string">
            <text:p>2013-01-00 12:00:00</text:p>
          </table:table-cell>
          <table:table-cell table:number-columns-repeated="6"/>
          <table:table-cell table:style-name="ce1" table:formula="of:=CONCATENATE(&quot;('&quot;;[.A49];&quot;','&quot;;[.B49];&quot;',&quot;;[.C49];&quot;,'&quot;;[.D49];&quot;'),&quot;)" office:value-type="string" office:string-value="('Group 49','abc',1,'2013-01-00 12:00:00'),">
            <text:p>('Group 49','abc',1,'2013-01-00 12:00:00'),</text:p>
          </table:table-cell>
        </table:table-row>
        <table:table-row table:style-name="ro1">
          <table:table-cell office:value-type="string">
            <text:p>Group 50</text:p>
          </table:table-cell>
          <table:table-cell office:value-type="string">
            <text:p>abc</text:p>
          </table:table-cell>
          <table:table-cell office:value-type="float" office:value="1">
            <text:p>1</text:p>
          </table:table-cell>
          <table:table-cell office:value-type="string">
            <text:p>2013-01-00 12:00:00</text:p>
          </table:table-cell>
          <table:table-cell table:number-columns-repeated="6"/>
          <table:table-cell table:style-name="ce1" table:formula="of:=CONCATENATE(&quot;('&quot;;[.A50];&quot;','&quot;;[.B50];&quot;',&quot;;[.C50];&quot;,'&quot;;[.D50];&quot;'),&quot;)" office:value-type="string" office:string-value="('Group 50','abc',1,'2013-01-00 12:00:00'),">
            <text:p>('Group 50','abc',1,'2013-01-00 12:00:00'),</text:p>
          </table:table-cell>
        </table:table-row>
        <table:table-row table:style-name="ro1">
          <table:table-cell office:value-type="string">
            <text:p>Group 51</text:p>
          </table:table-cell>
          <table:table-cell office:value-type="string">
            <text:p>abc</text:p>
          </table:table-cell>
          <table:table-cell office:value-type="float" office:value="1">
            <text:p>1</text:p>
          </table:table-cell>
          <table:table-cell office:value-type="string">
            <text:p>2013-01-00 12:00:00</text:p>
          </table:table-cell>
          <table:table-cell table:number-columns-repeated="6"/>
          <table:table-cell table:style-name="ce1" table:formula="of:=CONCATENATE(&quot;('&quot;;[.A51];&quot;','&quot;;[.B51];&quot;',&quot;;[.C51];&quot;,'&quot;;[.D51];&quot;'),&quot;)" office:value-type="string" office:string-value="('Group 51','abc',1,'2013-01-00 12:00:00'),">
            <text:p>('Group 51','abc',1,'2013-01-00 12:00:00'),</text:p>
          </table:table-cell>
        </table:table-row>
        <table:table-row table:style-name="ro1">
          <table:table-cell office:value-type="string">
            <text:p>Group 52</text:p>
          </table:table-cell>
          <table:table-cell office:value-type="string">
            <text:p>abc</text:p>
          </table:table-cell>
          <table:table-cell office:value-type="float" office:value="1">
            <text:p>1</text:p>
          </table:table-cell>
          <table:table-cell office:value-type="string">
            <text:p>2013-01-00 12:00:00</text:p>
          </table:table-cell>
          <table:table-cell table:number-columns-repeated="6"/>
          <table:table-cell table:style-name="ce1" table:formula="of:=CONCATENATE(&quot;('&quot;;[.A52];&quot;','&quot;;[.B52];&quot;',&quot;;[.C52];&quot;,'&quot;;[.D52];&quot;'),&quot;)" office:value-type="string" office:string-value="('Group 52','abc',1,'2013-01-00 12:00:00'),">
            <text:p>('Group 52','abc',1,'2013-01-00 12:00:00'),</text:p>
          </table:table-cell>
        </table:table-row>
        <table:table-row table:style-name="ro1">
          <table:table-cell office:value-type="string">
            <text:p>Group 53</text:p>
          </table:table-cell>
          <table:table-cell office:value-type="string">
            <text:p>abc</text:p>
          </table:table-cell>
          <table:table-cell office:value-type="float" office:value="1">
            <text:p>1</text:p>
          </table:table-cell>
          <table:table-cell office:value-type="string">
            <text:p>2013-01-00 12:00:00</text:p>
          </table:table-cell>
          <table:table-cell table:number-columns-repeated="6"/>
          <table:table-cell table:style-name="ce1" table:formula="of:=CONCATENATE(&quot;('&quot;;[.A53];&quot;','&quot;;[.B53];&quot;',&quot;;[.C53];&quot;,'&quot;;[.D53];&quot;'),&quot;)" office:value-type="string" office:string-value="('Group 53','abc',1,'2013-01-00 12:00:00'),">
            <text:p>('Group 53','abc',1,'2013-01-00 12:00:00'),</text:p>
          </table:table-cell>
        </table:table-row>
        <table:table-row table:style-name="ro1">
          <table:table-cell office:value-type="string">
            <text:p>Group 54</text:p>
          </table:table-cell>
          <table:table-cell office:value-type="string">
            <text:p>abc</text:p>
          </table:table-cell>
          <table:table-cell office:value-type="float" office:value="1">
            <text:p>1</text:p>
          </table:table-cell>
          <table:table-cell office:value-type="string">
            <text:p>2013-01-00 12:00:00</text:p>
          </table:table-cell>
          <table:table-cell table:number-columns-repeated="6"/>
          <table:table-cell table:style-name="ce1" table:formula="of:=CONCATENATE(&quot;('&quot;;[.A54];&quot;','&quot;;[.B54];&quot;',&quot;;[.C54];&quot;,'&quot;;[.D54];&quot;'),&quot;)" office:value-type="string" office:string-value="('Group 54','abc',1,'2013-01-00 12:00:00'),">
            <text:p>('Group 54','abc',1,'2013-01-00 12:00:00'),</text:p>
          </table:table-cell>
        </table:table-row>
        <table:table-row table:style-name="ro1">
          <table:table-cell office:value-type="string">
            <text:p>Group 55</text:p>
          </table:table-cell>
          <table:table-cell office:value-type="string">
            <text:p>abc</text:p>
          </table:table-cell>
          <table:table-cell office:value-type="float" office:value="1">
            <text:p>1</text:p>
          </table:table-cell>
          <table:table-cell office:value-type="string">
            <text:p>2013-01-00 12:00:00</text:p>
          </table:table-cell>
          <table:table-cell table:number-columns-repeated="6"/>
          <table:table-cell table:style-name="ce1" table:formula="of:=CONCATENATE(&quot;('&quot;;[.A55];&quot;','&quot;;[.B55];&quot;',&quot;;[.C55];&quot;,'&quot;;[.D55];&quot;'),&quot;)" office:value-type="string" office:string-value="('Group 55','abc',1,'2013-01-00 12:00:00'),">
            <text:p>('Group 55','abc',1,'2013-01-00 12:00:00'),</text:p>
          </table:table-cell>
        </table:table-row>
        <table:table-row table:style-name="ro1">
          <table:table-cell office:value-type="string">
            <text:p>Group 56</text:p>
          </table:table-cell>
          <table:table-cell office:value-type="string">
            <text:p>abc</text:p>
          </table:table-cell>
          <table:table-cell office:value-type="float" office:value="1">
            <text:p>1</text:p>
          </table:table-cell>
          <table:table-cell office:value-type="string">
            <text:p>2013-01-00 12:00:00</text:p>
          </table:table-cell>
          <table:table-cell table:number-columns-repeated="6"/>
          <table:table-cell table:style-name="ce1" table:formula="of:=CONCATENATE(&quot;('&quot;;[.A56];&quot;','&quot;;[.B56];&quot;',&quot;;[.C56];&quot;,'&quot;;[.D56];&quot;'),&quot;)" office:value-type="string" office:string-value="('Group 56','abc',1,'2013-01-00 12:00:00'),">
            <text:p>('Group 56','abc',1,'2013-01-00 12:00:00'),</text:p>
          </table:table-cell>
        </table:table-row>
        <table:table-row table:style-name="ro1">
          <table:table-cell office:value-type="string">
            <text:p>Group 57</text:p>
          </table:table-cell>
          <table:table-cell office:value-type="string">
            <text:p>abc</text:p>
          </table:table-cell>
          <table:table-cell office:value-type="float" office:value="1">
            <text:p>1</text:p>
          </table:table-cell>
          <table:table-cell office:value-type="string">
            <text:p>2013-01-00 12:00:00</text:p>
          </table:table-cell>
          <table:table-cell table:number-columns-repeated="6"/>
          <table:table-cell table:style-name="ce1" table:formula="of:=CONCATENATE(&quot;('&quot;;[.A57];&quot;','&quot;;[.B57];&quot;',&quot;;[.C57];&quot;,'&quot;;[.D57];&quot;'),&quot;)" office:value-type="string" office:string-value="('Group 57','abc',1,'2013-01-00 12:00:00'),">
            <text:p>('Group 57','abc',1,'2013-01-00 12:00:00'),</text:p>
          </table:table-cell>
        </table:table-row>
        <table:table-row table:style-name="ro1">
          <table:table-cell office:value-type="string">
            <text:p>Group 58</text:p>
          </table:table-cell>
          <table:table-cell office:value-type="string">
            <text:p>abc</text:p>
          </table:table-cell>
          <table:table-cell office:value-type="float" office:value="1">
            <text:p>1</text:p>
          </table:table-cell>
          <table:table-cell office:value-type="string">
            <text:p>2013-01-00 12:00:00</text:p>
          </table:table-cell>
          <table:table-cell table:number-columns-repeated="6"/>
          <table:table-cell table:style-name="ce1" table:formula="of:=CONCATENATE(&quot;('&quot;;[.A58];&quot;','&quot;;[.B58];&quot;',&quot;;[.C58];&quot;,'&quot;;[.D58];&quot;'),&quot;)" office:value-type="string" office:string-value="('Group 58','abc',1,'2013-01-00 12:00:00'),">
            <text:p>('Group 58','abc',1,'2013-01-00 12:00:00'),</text:p>
          </table:table-cell>
        </table:table-row>
        <table:table-row table:style-name="ro1">
          <table:table-cell office:value-type="string">
            <text:p>Group 59</text:p>
          </table:table-cell>
          <table:table-cell office:value-type="string">
            <text:p>abc</text:p>
          </table:table-cell>
          <table:table-cell office:value-type="float" office:value="1">
            <text:p>1</text:p>
          </table:table-cell>
          <table:table-cell office:value-type="string">
            <text:p>2013-01-00 12:00:00</text:p>
          </table:table-cell>
          <table:table-cell table:number-columns-repeated="6"/>
          <table:table-cell table:style-name="ce1" table:formula="of:=CONCATENATE(&quot;('&quot;;[.A59];&quot;','&quot;;[.B59];&quot;',&quot;;[.C59];&quot;,'&quot;;[.D59];&quot;'),&quot;)" office:value-type="string" office:string-value="('Group 59','abc',1,'2013-01-00 12:00:00'),">
            <text:p>('Group 59','abc',1,'2013-01-00 12:00:00'),</text:p>
          </table:table-cell>
        </table:table-row>
        <table:table-row table:style-name="ro1">
          <table:table-cell office:value-type="string">
            <text:p>Group 60</text:p>
          </table:table-cell>
          <table:table-cell office:value-type="string">
            <text:p>abc</text:p>
          </table:table-cell>
          <table:table-cell office:value-type="float" office:value="1">
            <text:p>1</text:p>
          </table:table-cell>
          <table:table-cell office:value-type="string">
            <text:p>2013-01-00 12:00:00</text:p>
          </table:table-cell>
          <table:table-cell table:number-columns-repeated="6"/>
          <table:table-cell table:style-name="ce1" table:formula="of:=CONCATENATE(&quot;('&quot;;[.A60];&quot;','&quot;;[.B60];&quot;',&quot;;[.C60];&quot;,'&quot;;[.D60];&quot;'),&quot;)" office:value-type="string" office:string-value="('Group 60','abc',1,'2013-01-00 12:00:00'),">
            <text:p>('Group 60','abc',1,'2013-01-00 12:00:00'),</text:p>
          </table:table-cell>
        </table:table-row>
        <table:table-row table:style-name="ro1">
          <table:table-cell office:value-type="string">
            <text:p>Group 61</text:p>
          </table:table-cell>
          <table:table-cell office:value-type="string">
            <text:p>abc</text:p>
          </table:table-cell>
          <table:table-cell office:value-type="float" office:value="1">
            <text:p>1</text:p>
          </table:table-cell>
          <table:table-cell office:value-type="string">
            <text:p>2013-01-00 12:00:00</text:p>
          </table:table-cell>
          <table:table-cell table:number-columns-repeated="6"/>
          <table:table-cell table:style-name="ce1" table:formula="of:=CONCATENATE(&quot;('&quot;;[.A61];&quot;','&quot;;[.B61];&quot;',&quot;;[.C61];&quot;,'&quot;;[.D61];&quot;'),&quot;)" office:value-type="string" office:string-value="('Group 61','abc',1,'2013-01-00 12:00:00'),">
            <text:p>('Group 61','abc',1,'2013-01-00 12:00:00'),</text:p>
          </table:table-cell>
        </table:table-row>
        <table:table-row table:style-name="ro1">
          <table:table-cell office:value-type="string">
            <text:p>Group 62</text:p>
          </table:table-cell>
          <table:table-cell office:value-type="string">
            <text:p>abc</text:p>
          </table:table-cell>
          <table:table-cell office:value-type="float" office:value="1">
            <text:p>1</text:p>
          </table:table-cell>
          <table:table-cell office:value-type="string">
            <text:p>2013-01-00 12:00:00</text:p>
          </table:table-cell>
          <table:table-cell table:number-columns-repeated="6"/>
          <table:table-cell table:style-name="ce1" table:formula="of:=CONCATENATE(&quot;('&quot;;[.A62];&quot;','&quot;;[.B62];&quot;',&quot;;[.C62];&quot;,'&quot;;[.D62];&quot;'),&quot;)" office:value-type="string" office:string-value="('Group 62','abc',1,'2013-01-00 12:00:00'),">
            <text:p>('Group 62','abc',1,'2013-01-00 12:00:00'),</text:p>
          </table:table-cell>
        </table:table-row>
        <table:table-row table:style-name="ro1">
          <table:table-cell office:value-type="string">
            <text:p>Group 63</text:p>
          </table:table-cell>
          <table:table-cell office:value-type="string">
            <text:p>abc</text:p>
          </table:table-cell>
          <table:table-cell office:value-type="float" office:value="1">
            <text:p>1</text:p>
          </table:table-cell>
          <table:table-cell office:value-type="string">
            <text:p>2013-01-00 12:00:00</text:p>
          </table:table-cell>
          <table:table-cell table:number-columns-repeated="6"/>
          <table:table-cell table:style-name="ce1" table:formula="of:=CONCATENATE(&quot;('&quot;;[.A63];&quot;','&quot;;[.B63];&quot;',&quot;;[.C63];&quot;,'&quot;;[.D63];&quot;'),&quot;)" office:value-type="string" office:string-value="('Group 63','abc',1,'2013-01-00 12:00:00'),">
            <text:p>('Group 63','abc',1,'2013-01-00 12:00:00'),</text:p>
          </table:table-cell>
        </table:table-row>
        <table:table-row table:style-name="ro1">
          <table:table-cell office:value-type="string">
            <text:p>Group 64</text:p>
          </table:table-cell>
          <table:table-cell office:value-type="string">
            <text:p>abc</text:p>
          </table:table-cell>
          <table:table-cell office:value-type="float" office:value="1">
            <text:p>1</text:p>
          </table:table-cell>
          <table:table-cell office:value-type="string">
            <text:p>2013-01-00 12:00:00</text:p>
          </table:table-cell>
          <table:table-cell table:number-columns-repeated="6"/>
          <table:table-cell table:style-name="ce1" table:formula="of:=CONCATENATE(&quot;('&quot;;[.A64];&quot;','&quot;;[.B64];&quot;',&quot;;[.C64];&quot;,'&quot;;[.D64];&quot;'),&quot;)" office:value-type="string" office:string-value="('Group 64','abc',1,'2013-01-00 12:00:00'),">
            <text:p>('Group 64','abc',1,'2013-01-00 12:00:00'),</text:p>
          </table:table-cell>
        </table:table-row>
        <table:table-row table:style-name="ro1">
          <table:table-cell office:value-type="string">
            <text:p>Group 65</text:p>
          </table:table-cell>
          <table:table-cell office:value-type="string">
            <text:p>abc</text:p>
          </table:table-cell>
          <table:table-cell office:value-type="float" office:value="1">
            <text:p>1</text:p>
          </table:table-cell>
          <table:table-cell office:value-type="string">
            <text:p>2013-01-00 12:00:00</text:p>
          </table:table-cell>
          <table:table-cell table:number-columns-repeated="6"/>
          <table:table-cell table:style-name="ce1" table:formula="of:=CONCATENATE(&quot;('&quot;;[.A65];&quot;','&quot;;[.B65];&quot;',&quot;;[.C65];&quot;,'&quot;;[.D65];&quot;'),&quot;)" office:value-type="string" office:string-value="('Group 65','abc',1,'2013-01-00 12:00:00'),">
            <text:p>('Group 65','abc',1,'2013-01-00 12:00:00'),</text:p>
          </table:table-cell>
        </table:table-row>
        <table:table-row table:style-name="ro1">
          <table:table-cell office:value-type="string">
            <text:p>Group 66</text:p>
          </table:table-cell>
          <table:table-cell office:value-type="string">
            <text:p>abc</text:p>
          </table:table-cell>
          <table:table-cell office:value-type="float" office:value="1">
            <text:p>1</text:p>
          </table:table-cell>
          <table:table-cell office:value-type="string">
            <text:p>2013-01-00 12:00:00</text:p>
          </table:table-cell>
          <table:table-cell table:number-columns-repeated="6"/>
          <table:table-cell table:style-name="ce1" table:formula="of:=CONCATENATE(&quot;('&quot;;[.A66];&quot;','&quot;;[.B66];&quot;',&quot;;[.C66];&quot;,'&quot;;[.D66];&quot;'),&quot;)" office:value-type="string" office:string-value="('Group 66','abc',1,'2013-01-00 12:00:00'),">
            <text:p>('Group 66','abc',1,'2013-01-00 12:00:00'),</text:p>
          </table:table-cell>
        </table:table-row>
        <table:table-row table:style-name="ro1">
          <table:table-cell office:value-type="string">
            <text:p>Group 67</text:p>
          </table:table-cell>
          <table:table-cell office:value-type="string">
            <text:p>abc</text:p>
          </table:table-cell>
          <table:table-cell office:value-type="float" office:value="1">
            <text:p>1</text:p>
          </table:table-cell>
          <table:table-cell office:value-type="string">
            <text:p>2013-01-00 12:00:00</text:p>
          </table:table-cell>
          <table:table-cell table:number-columns-repeated="6"/>
          <table:table-cell table:style-name="ce1" table:formula="of:=CONCATENATE(&quot;('&quot;;[.A67];&quot;','&quot;;[.B67];&quot;',&quot;;[.C67];&quot;,'&quot;;[.D67];&quot;'),&quot;)" office:value-type="string" office:string-value="('Group 67','abc',1,'2013-01-00 12:00:00'),">
            <text:p>('Group 67','abc',1,'2013-01-00 12:00:00'),</text:p>
          </table:table-cell>
        </table:table-row>
        <table:table-row table:style-name="ro1">
          <table:table-cell office:value-type="string">
            <text:p>Group 68</text:p>
          </table:table-cell>
          <table:table-cell office:value-type="string">
            <text:p>abc</text:p>
          </table:table-cell>
          <table:table-cell office:value-type="float" office:value="1">
            <text:p>1</text:p>
          </table:table-cell>
          <table:table-cell office:value-type="string">
            <text:p>2013-01-00 12:00:00</text:p>
          </table:table-cell>
          <table:table-cell table:number-columns-repeated="6"/>
          <table:table-cell table:style-name="ce1" table:formula="of:=CONCATENATE(&quot;('&quot;;[.A68];&quot;','&quot;;[.B68];&quot;',&quot;;[.C68];&quot;,'&quot;;[.D68];&quot;'),&quot;)" office:value-type="string" office:string-value="('Group 68','abc',1,'2013-01-00 12:00:00'),">
            <text:p>('Group 68','abc',1,'2013-01-00 12:00:00'),</text:p>
          </table:table-cell>
        </table:table-row>
        <table:table-row table:style-name="ro1">
          <table:table-cell office:value-type="string">
            <text:p>Group 69</text:p>
          </table:table-cell>
          <table:table-cell office:value-type="string">
            <text:p>abc</text:p>
          </table:table-cell>
          <table:table-cell office:value-type="float" office:value="1">
            <text:p>1</text:p>
          </table:table-cell>
          <table:table-cell office:value-type="string">
            <text:p>2013-01-00 12:00:00</text:p>
          </table:table-cell>
          <table:table-cell table:number-columns-repeated="6"/>
          <table:table-cell table:style-name="ce1" table:formula="of:=CONCATENATE(&quot;('&quot;;[.A69];&quot;','&quot;;[.B69];&quot;',&quot;;[.C69];&quot;,'&quot;;[.D69];&quot;'),&quot;)" office:value-type="string" office:string-value="('Group 69','abc',1,'2013-01-00 12:00:00'),">
            <text:p>('Group 69','abc',1,'2013-01-00 12:00:00'),</text:p>
          </table:table-cell>
        </table:table-row>
        <table:table-row table:style-name="ro1">
          <table:table-cell office:value-type="string">
            <text:p>Group 70</text:p>
          </table:table-cell>
          <table:table-cell office:value-type="string">
            <text:p>abc</text:p>
          </table:table-cell>
          <table:table-cell office:value-type="float" office:value="1">
            <text:p>1</text:p>
          </table:table-cell>
          <table:table-cell office:value-type="string">
            <text:p>2013-01-00 12:00:00</text:p>
          </table:table-cell>
          <table:table-cell table:number-columns-repeated="6"/>
          <table:table-cell table:style-name="ce1" table:formula="of:=CONCATENATE(&quot;('&quot;;[.A70];&quot;','&quot;;[.B70];&quot;',&quot;;[.C70];&quot;,'&quot;;[.D70];&quot;'),&quot;)" office:value-type="string" office:string-value="('Group 70','abc',1,'2013-01-00 12:00:00'),">
            <text:p>('Group 70','abc',1,'2013-01-00 12:00:00'),</text:p>
          </table:table-cell>
        </table:table-row>
        <table:table-row table:style-name="ro1">
          <table:table-cell office:value-type="string">
            <text:p>Group 71</text:p>
          </table:table-cell>
          <table:table-cell office:value-type="string">
            <text:p>abc</text:p>
          </table:table-cell>
          <table:table-cell office:value-type="float" office:value="1">
            <text:p>1</text:p>
          </table:table-cell>
          <table:table-cell office:value-type="string">
            <text:p>2013-01-00 12:00:00</text:p>
          </table:table-cell>
          <table:table-cell table:number-columns-repeated="6"/>
          <table:table-cell table:style-name="ce1" table:formula="of:=CONCATENATE(&quot;('&quot;;[.A71];&quot;','&quot;;[.B71];&quot;',&quot;;[.C71];&quot;,'&quot;;[.D71];&quot;'),&quot;)" office:value-type="string" office:string-value="('Group 71','abc',1,'2013-01-00 12:00:00'),">
            <text:p>('Group 71','abc',1,'2013-01-00 12:00:00'),</text:p>
          </table:table-cell>
        </table:table-row>
        <table:table-row table:style-name="ro1">
          <table:table-cell office:value-type="string">
            <text:p>Group 72</text:p>
          </table:table-cell>
          <table:table-cell office:value-type="string">
            <text:p>abc</text:p>
          </table:table-cell>
          <table:table-cell office:value-type="float" office:value="1">
            <text:p>1</text:p>
          </table:table-cell>
          <table:table-cell office:value-type="string">
            <text:p>2013-01-00 12:00:00</text:p>
          </table:table-cell>
          <table:table-cell table:number-columns-repeated="6"/>
          <table:table-cell table:style-name="ce1" table:formula="of:=CONCATENATE(&quot;('&quot;;[.A72];&quot;','&quot;;[.B72];&quot;',&quot;;[.C72];&quot;,'&quot;;[.D72];&quot;'),&quot;)" office:value-type="string" office:string-value="('Group 72','abc',1,'2013-01-00 12:00:00'),">
            <text:p>('Group 72','abc',1,'2013-01-00 12:00:00'),</text:p>
          </table:table-cell>
        </table:table-row>
        <table:table-row table:style-name="ro1">
          <table:table-cell office:value-type="string">
            <text:p>Group 73</text:p>
          </table:table-cell>
          <table:table-cell office:value-type="string">
            <text:p>abc</text:p>
          </table:table-cell>
          <table:table-cell office:value-type="float" office:value="1">
            <text:p>1</text:p>
          </table:table-cell>
          <table:table-cell office:value-type="string">
            <text:p>2013-01-00 12:00:00</text:p>
          </table:table-cell>
          <table:table-cell table:number-columns-repeated="6"/>
          <table:table-cell table:style-name="ce1" table:formula="of:=CONCATENATE(&quot;('&quot;;[.A73];&quot;','&quot;;[.B73];&quot;',&quot;;[.C73];&quot;,'&quot;;[.D73];&quot;'),&quot;)" office:value-type="string" office:string-value="('Group 73','abc',1,'2013-01-00 12:00:00'),">
            <text:p>('Group 73','abc',1,'2013-01-00 12:00:00'),</text:p>
          </table:table-cell>
        </table:table-row>
        <table:table-row table:style-name="ro1">
          <table:table-cell office:value-type="string">
            <text:p>Group 74</text:p>
          </table:table-cell>
          <table:table-cell office:value-type="string">
            <text:p>abc</text:p>
          </table:table-cell>
          <table:table-cell office:value-type="float" office:value="1">
            <text:p>1</text:p>
          </table:table-cell>
          <table:table-cell office:value-type="string">
            <text:p>2013-01-00 12:00:00</text:p>
          </table:table-cell>
          <table:table-cell table:number-columns-repeated="6"/>
          <table:table-cell table:style-name="ce1" table:formula="of:=CONCATENATE(&quot;('&quot;;[.A74];&quot;','&quot;;[.B74];&quot;',&quot;;[.C74];&quot;,'&quot;;[.D74];&quot;'),&quot;)" office:value-type="string" office:string-value="('Group 74','abc',1,'2013-01-00 12:00:00'),">
            <text:p>('Group 74','abc',1,'2013-01-00 12:00:00'),</text:p>
          </table:table-cell>
        </table:table-row>
        <table:table-row table:style-name="ro1">
          <table:table-cell office:value-type="string">
            <text:p>Group 75</text:p>
          </table:table-cell>
          <table:table-cell office:value-type="string">
            <text:p>abc</text:p>
          </table:table-cell>
          <table:table-cell office:value-type="float" office:value="1">
            <text:p>1</text:p>
          </table:table-cell>
          <table:table-cell office:value-type="string">
            <text:p>2013-01-00 12:00:00</text:p>
          </table:table-cell>
          <table:table-cell table:number-columns-repeated="6"/>
          <table:table-cell table:style-name="ce1" table:formula="of:=CONCATENATE(&quot;('&quot;;[.A75];&quot;','&quot;;[.B75];&quot;',&quot;;[.C75];&quot;,'&quot;;[.D75];&quot;'),&quot;)" office:value-type="string" office:string-value="('Group 75','abc',1,'2013-01-00 12:00:00'),">
            <text:p>('Group 75','abc',1,'2013-01-00 12:00:00'),</text:p>
          </table:table-cell>
        </table:table-row>
        <table:table-row table:style-name="ro1">
          <table:table-cell office:value-type="string">
            <text:p>Group 76</text:p>
          </table:table-cell>
          <table:table-cell office:value-type="string">
            <text:p>abc</text:p>
          </table:table-cell>
          <table:table-cell office:value-type="float" office:value="1">
            <text:p>1</text:p>
          </table:table-cell>
          <table:table-cell office:value-type="string">
            <text:p>2013-01-00 12:00:00</text:p>
          </table:table-cell>
          <table:table-cell table:number-columns-repeated="6"/>
          <table:table-cell table:style-name="ce1" table:formula="of:=CONCATENATE(&quot;('&quot;;[.A76];&quot;','&quot;;[.B76];&quot;',&quot;;[.C76];&quot;,'&quot;;[.D76];&quot;'),&quot;)" office:value-type="string" office:string-value="('Group 76','abc',1,'2013-01-00 12:00:00'),">
            <text:p>('Group 76','abc',1,'2013-01-00 12:00:00'),</text:p>
          </table:table-cell>
        </table:table-row>
        <table:table-row table:style-name="ro1">
          <table:table-cell office:value-type="string">
            <text:p>Group 77</text:p>
          </table:table-cell>
          <table:table-cell office:value-type="string">
            <text:p>abc</text:p>
          </table:table-cell>
          <table:table-cell office:value-type="float" office:value="1">
            <text:p>1</text:p>
          </table:table-cell>
          <table:table-cell office:value-type="string">
            <text:p>2013-01-00 12:00:00</text:p>
          </table:table-cell>
          <table:table-cell table:number-columns-repeated="6"/>
          <table:table-cell table:style-name="ce1" table:formula="of:=CONCATENATE(&quot;('&quot;;[.A77];&quot;','&quot;;[.B77];&quot;',&quot;;[.C77];&quot;,'&quot;;[.D77];&quot;'),&quot;)" office:value-type="string" office:string-value="('Group 77','abc',1,'2013-01-00 12:00:00'),">
            <text:p>('Group 77','abc',1,'2013-01-00 12:00:00'),</text:p>
          </table:table-cell>
        </table:table-row>
        <table:table-row table:style-name="ro1">
          <table:table-cell office:value-type="string">
            <text:p>Group 78</text:p>
          </table:table-cell>
          <table:table-cell office:value-type="string">
            <text:p>abc</text:p>
          </table:table-cell>
          <table:table-cell office:value-type="float" office:value="1">
            <text:p>1</text:p>
          </table:table-cell>
          <table:table-cell office:value-type="string">
            <text:p>2013-01-00 12:00:00</text:p>
          </table:table-cell>
          <table:table-cell table:number-columns-repeated="6"/>
          <table:table-cell table:style-name="ce1" table:formula="of:=CONCATENATE(&quot;('&quot;;[.A78];&quot;','&quot;;[.B78];&quot;',&quot;;[.C78];&quot;,'&quot;;[.D78];&quot;'),&quot;)" office:value-type="string" office:string-value="('Group 78','abc',1,'2013-01-00 12:00:00'),">
            <text:p>('Group 78','abc',1,'2013-01-00 12:00:00'),</text:p>
          </table:table-cell>
        </table:table-row>
        <table:table-row table:style-name="ro1">
          <table:table-cell office:value-type="string">
            <text:p>Group 79</text:p>
          </table:table-cell>
          <table:table-cell office:value-type="string">
            <text:p>abc</text:p>
          </table:table-cell>
          <table:table-cell office:value-type="float" office:value="1">
            <text:p>1</text:p>
          </table:table-cell>
          <table:table-cell office:value-type="string">
            <text:p>2013-01-00 12:00:00</text:p>
          </table:table-cell>
          <table:table-cell table:number-columns-repeated="6"/>
          <table:table-cell table:style-name="ce1" table:formula="of:=CONCATENATE(&quot;('&quot;;[.A79];&quot;','&quot;;[.B79];&quot;',&quot;;[.C79];&quot;,'&quot;;[.D79];&quot;'),&quot;)" office:value-type="string" office:string-value="('Group 79','abc',1,'2013-01-00 12:00:00'),">
            <text:p>('Group 79','abc',1,'2013-01-00 12:00:00'),</text:p>
          </table:table-cell>
        </table:table-row>
        <table:table-row table:style-name="ro1">
          <table:table-cell office:value-type="string">
            <text:p>Group 80</text:p>
          </table:table-cell>
          <table:table-cell office:value-type="string">
            <text:p>abc</text:p>
          </table:table-cell>
          <table:table-cell office:value-type="float" office:value="1">
            <text:p>1</text:p>
          </table:table-cell>
          <table:table-cell office:value-type="string">
            <text:p>2013-01-00 12:00:00</text:p>
          </table:table-cell>
          <table:table-cell table:number-columns-repeated="6"/>
          <table:table-cell table:style-name="ce1" table:formula="of:=CONCATENATE(&quot;('&quot;;[.A80];&quot;','&quot;;[.B80];&quot;',&quot;;[.C80];&quot;,'&quot;;[.D80];&quot;'),&quot;)" office:value-type="string" office:string-value="('Group 80','abc',1,'2013-01-00 12:00:00'),">
            <text:p>('Group 80','abc',1,'2013-01-00 12:00:00'),</text:p>
          </table:table-cell>
        </table:table-row>
        <table:table-row table:style-name="ro1">
          <table:table-cell office:value-type="string">
            <text:p>Group 81</text:p>
          </table:table-cell>
          <table:table-cell office:value-type="string">
            <text:p>abc</text:p>
          </table:table-cell>
          <table:table-cell office:value-type="float" office:value="1">
            <text:p>1</text:p>
          </table:table-cell>
          <table:table-cell office:value-type="string">
            <text:p>2013-01-00 12:00:00</text:p>
          </table:table-cell>
          <table:table-cell table:number-columns-repeated="6"/>
          <table:table-cell table:style-name="ce1" table:formula="of:=CONCATENATE(&quot;('&quot;;[.A81];&quot;','&quot;;[.B81];&quot;',&quot;;[.C81];&quot;,'&quot;;[.D81];&quot;'),&quot;)" office:value-type="string" office:string-value="('Group 81','abc',1,'2013-01-00 12:00:00'),">
            <text:p>('Group 81','abc',1,'2013-01-00 12:00:00'),</text:p>
          </table:table-cell>
        </table:table-row>
        <table:table-row table:style-name="ro1">
          <table:table-cell office:value-type="string">
            <text:p>Group 82</text:p>
          </table:table-cell>
          <table:table-cell office:value-type="string">
            <text:p>abc</text:p>
          </table:table-cell>
          <table:table-cell office:value-type="float" office:value="1">
            <text:p>1</text:p>
          </table:table-cell>
          <table:table-cell office:value-type="string">
            <text:p>2013-01-00 12:00:00</text:p>
          </table:table-cell>
          <table:table-cell table:number-columns-repeated="6"/>
          <table:table-cell table:style-name="ce1" table:formula="of:=CONCATENATE(&quot;('&quot;;[.A82];&quot;','&quot;;[.B82];&quot;',&quot;;[.C82];&quot;,'&quot;;[.D82];&quot;'),&quot;)" office:value-type="string" office:string-value="('Group 82','abc',1,'2013-01-00 12:00:00'),">
            <text:p>('Group 82','abc',1,'2013-01-00 12:00:00'),</text:p>
          </table:table-cell>
        </table:table-row>
        <table:table-row table:style-name="ro1">
          <table:table-cell office:value-type="string">
            <text:p>Group 83</text:p>
          </table:table-cell>
          <table:table-cell office:value-type="string">
            <text:p>abc</text:p>
          </table:table-cell>
          <table:table-cell office:value-type="float" office:value="1">
            <text:p>1</text:p>
          </table:table-cell>
          <table:table-cell office:value-type="string">
            <text:p>2013-01-00 12:00:00</text:p>
          </table:table-cell>
          <table:table-cell table:number-columns-repeated="6"/>
          <table:table-cell table:style-name="ce1" table:formula="of:=CONCATENATE(&quot;('&quot;;[.A83];&quot;','&quot;;[.B83];&quot;',&quot;;[.C83];&quot;,'&quot;;[.D83];&quot;'),&quot;)" office:value-type="string" office:string-value="('Group 83','abc',1,'2013-01-00 12:00:00'),">
            <text:p>('Group 83','abc',1,'2013-01-00 12:00:00'),</text:p>
          </table:table-cell>
        </table:table-row>
        <table:table-row table:style-name="ro1">
          <table:table-cell office:value-type="string">
            <text:p>Group 84</text:p>
          </table:table-cell>
          <table:table-cell office:value-type="string">
            <text:p>abc</text:p>
          </table:table-cell>
          <table:table-cell office:value-type="float" office:value="1">
            <text:p>1</text:p>
          </table:table-cell>
          <table:table-cell office:value-type="string">
            <text:p>2013-01-00 12:00:00</text:p>
          </table:table-cell>
          <table:table-cell table:number-columns-repeated="6"/>
          <table:table-cell table:style-name="ce1" table:formula="of:=CONCATENATE(&quot;('&quot;;[.A84];&quot;','&quot;;[.B84];&quot;',&quot;;[.C84];&quot;,'&quot;;[.D84];&quot;'),&quot;)" office:value-type="string" office:string-value="('Group 84','abc',1,'2013-01-00 12:00:00'),">
            <text:p>('Group 84','abc',1,'2013-01-00 12:00:00'),</text:p>
          </table:table-cell>
        </table:table-row>
        <table:table-row table:style-name="ro1">
          <table:table-cell office:value-type="string">
            <text:p>Group 85</text:p>
          </table:table-cell>
          <table:table-cell office:value-type="string">
            <text:p>abc</text:p>
          </table:table-cell>
          <table:table-cell office:value-type="float" office:value="1">
            <text:p>1</text:p>
          </table:table-cell>
          <table:table-cell office:value-type="string">
            <text:p>2013-01-00 12:00:00</text:p>
          </table:table-cell>
          <table:table-cell table:number-columns-repeated="6"/>
          <table:table-cell table:style-name="ce1" table:formula="of:=CONCATENATE(&quot;('&quot;;[.A85];&quot;','&quot;;[.B85];&quot;',&quot;;[.C85];&quot;,'&quot;;[.D85];&quot;'),&quot;)" office:value-type="string" office:string-value="('Group 85','abc',1,'2013-01-00 12:00:00'),">
            <text:p>('Group 85','abc',1,'2013-01-00 12:00:00'),</text:p>
          </table:table-cell>
        </table:table-row>
        <table:table-row table:style-name="ro1">
          <table:table-cell office:value-type="string">
            <text:p>Group 86</text:p>
          </table:table-cell>
          <table:table-cell office:value-type="string">
            <text:p>abc</text:p>
          </table:table-cell>
          <table:table-cell office:value-type="float" office:value="1">
            <text:p>1</text:p>
          </table:table-cell>
          <table:table-cell office:value-type="string">
            <text:p>2013-01-00 12:00:00</text:p>
          </table:table-cell>
          <table:table-cell table:number-columns-repeated="6"/>
          <table:table-cell table:style-name="ce1" table:formula="of:=CONCATENATE(&quot;('&quot;;[.A86];&quot;','&quot;;[.B86];&quot;',&quot;;[.C86];&quot;,'&quot;;[.D86];&quot;'),&quot;)" office:value-type="string" office:string-value="('Group 86','abc',1,'2013-01-00 12:00:00'),">
            <text:p>('Group 86','abc',1,'2013-01-00 12:00:00'),</text:p>
          </table:table-cell>
        </table:table-row>
        <table:table-row table:style-name="ro1">
          <table:table-cell office:value-type="string">
            <text:p>Group 87</text:p>
          </table:table-cell>
          <table:table-cell office:value-type="string">
            <text:p>abc</text:p>
          </table:table-cell>
          <table:table-cell office:value-type="float" office:value="1">
            <text:p>1</text:p>
          </table:table-cell>
          <table:table-cell office:value-type="string">
            <text:p>2013-01-00 12:00:00</text:p>
          </table:table-cell>
          <table:table-cell table:number-columns-repeated="6"/>
          <table:table-cell table:style-name="ce1" table:formula="of:=CONCATENATE(&quot;('&quot;;[.A87];&quot;','&quot;;[.B87];&quot;',&quot;;[.C87];&quot;,'&quot;;[.D87];&quot;'),&quot;)" office:value-type="string" office:string-value="('Group 87','abc',1,'2013-01-00 12:00:00'),">
            <text:p>('Group 87','abc',1,'2013-01-00 12:00:00'),</text:p>
          </table:table-cell>
        </table:table-row>
        <table:table-row table:style-name="ro1">
          <table:table-cell office:value-type="string">
            <text:p>Group 88</text:p>
          </table:table-cell>
          <table:table-cell office:value-type="string">
            <text:p>abc</text:p>
          </table:table-cell>
          <table:table-cell office:value-type="float" office:value="1">
            <text:p>1</text:p>
          </table:table-cell>
          <table:table-cell office:value-type="string">
            <text:p>2013-01-00 12:00:00</text:p>
          </table:table-cell>
          <table:table-cell table:number-columns-repeated="6"/>
          <table:table-cell table:style-name="ce1" table:formula="of:=CONCATENATE(&quot;('&quot;;[.A88];&quot;','&quot;;[.B88];&quot;',&quot;;[.C88];&quot;,'&quot;;[.D88];&quot;'),&quot;)" office:value-type="string" office:string-value="('Group 88','abc',1,'2013-01-00 12:00:00'),">
            <text:p>('Group 88','abc',1,'2013-01-00 12:00:00'),</text:p>
          </table:table-cell>
        </table:table-row>
        <table:table-row table:style-name="ro1">
          <table:table-cell office:value-type="string">
            <text:p>Group 89</text:p>
          </table:table-cell>
          <table:table-cell office:value-type="string">
            <text:p>abc</text:p>
          </table:table-cell>
          <table:table-cell office:value-type="float" office:value="1">
            <text:p>1</text:p>
          </table:table-cell>
          <table:table-cell office:value-type="string">
            <text:p>2013-01-00 12:00:00</text:p>
          </table:table-cell>
          <table:table-cell table:number-columns-repeated="6"/>
          <table:table-cell table:style-name="ce1" table:formula="of:=CONCATENATE(&quot;('&quot;;[.A89];&quot;','&quot;;[.B89];&quot;',&quot;;[.C89];&quot;,'&quot;;[.D89];&quot;'),&quot;)" office:value-type="string" office:string-value="('Group 89','abc',1,'2013-01-00 12:00:00'),">
            <text:p>('Group 89','abc',1,'2013-01-00 12:00:00'),</text:p>
          </table:table-cell>
        </table:table-row>
        <table:table-row table:style-name="ro1">
          <table:table-cell office:value-type="string">
            <text:p>Group 90</text:p>
          </table:table-cell>
          <table:table-cell office:value-type="string">
            <text:p>abc</text:p>
          </table:table-cell>
          <table:table-cell office:value-type="float" office:value="1">
            <text:p>1</text:p>
          </table:table-cell>
          <table:table-cell office:value-type="string">
            <text:p>2013-01-00 12:00:00</text:p>
          </table:table-cell>
          <table:table-cell table:number-columns-repeated="6"/>
          <table:table-cell table:style-name="ce1" table:formula="of:=CONCATENATE(&quot;('&quot;;[.A90];&quot;','&quot;;[.B90];&quot;',&quot;;[.C90];&quot;,'&quot;;[.D90];&quot;'),&quot;)" office:value-type="string" office:string-value="('Group 90','abc',1,'2013-01-00 12:00:00'),">
            <text:p>('Group 90','abc',1,'2013-01-00 12:00:00'),</text:p>
          </table:table-cell>
        </table:table-row>
        <table:table-row table:style-name="ro1">
          <table:table-cell office:value-type="string">
            <text:p>Group 91</text:p>
          </table:table-cell>
          <table:table-cell office:value-type="string">
            <text:p>abc</text:p>
          </table:table-cell>
          <table:table-cell office:value-type="float" office:value="1">
            <text:p>1</text:p>
          </table:table-cell>
          <table:table-cell office:value-type="string">
            <text:p>2013-01-00 12:00:00</text:p>
          </table:table-cell>
          <table:table-cell table:number-columns-repeated="6"/>
          <table:table-cell table:style-name="ce1" table:formula="of:=CONCATENATE(&quot;('&quot;;[.A91];&quot;','&quot;;[.B91];&quot;',&quot;;[.C91];&quot;,'&quot;;[.D91];&quot;'),&quot;)" office:value-type="string" office:string-value="('Group 91','abc',1,'2013-01-00 12:00:00'),">
            <text:p>('Group 91','abc',1,'2013-01-00 12:00:00'),</text:p>
          </table:table-cell>
        </table:table-row>
        <table:table-row table:style-name="ro1">
          <table:table-cell office:value-type="string">
            <text:p>Group 92</text:p>
          </table:table-cell>
          <table:table-cell office:value-type="string">
            <text:p>abc</text:p>
          </table:table-cell>
          <table:table-cell office:value-type="float" office:value="1">
            <text:p>1</text:p>
          </table:table-cell>
          <table:table-cell office:value-type="string">
            <text:p>2013-01-00 12:00:00</text:p>
          </table:table-cell>
          <table:table-cell table:number-columns-repeated="6"/>
          <table:table-cell table:style-name="ce1" table:formula="of:=CONCATENATE(&quot;('&quot;;[.A92];&quot;','&quot;;[.B92];&quot;',&quot;;[.C92];&quot;,'&quot;;[.D92];&quot;'),&quot;)" office:value-type="string" office:string-value="('Group 92','abc',1,'2013-01-00 12:00:00'),">
            <text:p>('Group 92','abc',1,'2013-01-00 12:00:00'),</text:p>
          </table:table-cell>
        </table:table-row>
        <table:table-row table:style-name="ro1">
          <table:table-cell office:value-type="string">
            <text:p>Group 93</text:p>
          </table:table-cell>
          <table:table-cell office:value-type="string">
            <text:p>abc</text:p>
          </table:table-cell>
          <table:table-cell office:value-type="float" office:value="1">
            <text:p>1</text:p>
          </table:table-cell>
          <table:table-cell office:value-type="string">
            <text:p>2013-01-00 12:00:00</text:p>
          </table:table-cell>
          <table:table-cell table:number-columns-repeated="6"/>
          <table:table-cell table:style-name="ce1" table:formula="of:=CONCATENATE(&quot;('&quot;;[.A93];&quot;','&quot;;[.B93];&quot;',&quot;;[.C93];&quot;,'&quot;;[.D93];&quot;'),&quot;)" office:value-type="string" office:string-value="('Group 93','abc',1,'2013-01-00 12:00:00'),">
            <text:p>('Group 93','abc',1,'2013-01-00 12:00:00'),</text:p>
          </table:table-cell>
        </table:table-row>
        <table:table-row table:style-name="ro1">
          <table:table-cell office:value-type="string">
            <text:p>Group 94</text:p>
          </table:table-cell>
          <table:table-cell office:value-type="string">
            <text:p>abc</text:p>
          </table:table-cell>
          <table:table-cell office:value-type="float" office:value="1">
            <text:p>1</text:p>
          </table:table-cell>
          <table:table-cell office:value-type="string">
            <text:p>2013-01-00 12:00:00</text:p>
          </table:table-cell>
          <table:table-cell table:number-columns-repeated="6"/>
          <table:table-cell table:style-name="ce1" table:formula="of:=CONCATENATE(&quot;('&quot;;[.A94];&quot;','&quot;;[.B94];&quot;',&quot;;[.C94];&quot;,'&quot;;[.D94];&quot;'),&quot;)" office:value-type="string" office:string-value="('Group 94','abc',1,'2013-01-00 12:00:00'),">
            <text:p>('Group 94','abc',1,'2013-01-00 12:00:00'),</text:p>
          </table:table-cell>
        </table:table-row>
        <table:table-row table:style-name="ro1">
          <table:table-cell office:value-type="string">
            <text:p>Group 95</text:p>
          </table:table-cell>
          <table:table-cell office:value-type="string">
            <text:p>abc</text:p>
          </table:table-cell>
          <table:table-cell office:value-type="float" office:value="1">
            <text:p>1</text:p>
          </table:table-cell>
          <table:table-cell office:value-type="string">
            <text:p>2013-01-00 12:00:00</text:p>
          </table:table-cell>
          <table:table-cell table:number-columns-repeated="6"/>
          <table:table-cell table:style-name="ce1" table:formula="of:=CONCATENATE(&quot;('&quot;;[.A95];&quot;','&quot;;[.B95];&quot;',&quot;;[.C95];&quot;,'&quot;;[.D95];&quot;'),&quot;)" office:value-type="string" office:string-value="('Group 95','abc',1,'2013-01-00 12:00:00'),">
            <text:p>('Group 95','abc',1,'2013-01-00 12:00:00'),</text:p>
          </table:table-cell>
        </table:table-row>
        <table:table-row table:style-name="ro1">
          <table:table-cell office:value-type="string">
            <text:p>Group 96</text:p>
          </table:table-cell>
          <table:table-cell office:value-type="string">
            <text:p>abc</text:p>
          </table:table-cell>
          <table:table-cell office:value-type="float" office:value="1">
            <text:p>1</text:p>
          </table:table-cell>
          <table:table-cell office:value-type="string">
            <text:p>2013-01-00 12:00:00</text:p>
          </table:table-cell>
          <table:table-cell table:number-columns-repeated="6"/>
          <table:table-cell table:style-name="ce1" table:formula="of:=CONCATENATE(&quot;('&quot;;[.A96];&quot;','&quot;;[.B96];&quot;',&quot;;[.C96];&quot;,'&quot;;[.D96];&quot;'),&quot;)" office:value-type="string" office:string-value="('Group 96','abc',1,'2013-01-00 12:00:00'),">
            <text:p>('Group 96','abc',1,'2013-01-00 12:00:00'),</text:p>
          </table:table-cell>
        </table:table-row>
        <table:table-row table:style-name="ro1">
          <table:table-cell office:value-type="string">
            <text:p>Group 97</text:p>
          </table:table-cell>
          <table:table-cell office:value-type="string">
            <text:p>abc</text:p>
          </table:table-cell>
          <table:table-cell office:value-type="float" office:value="1">
            <text:p>1</text:p>
          </table:table-cell>
          <table:table-cell office:value-type="string">
            <text:p>2013-01-00 12:00:00</text:p>
          </table:table-cell>
          <table:table-cell table:number-columns-repeated="6"/>
          <table:table-cell table:style-name="ce1" table:formula="of:=CONCATENATE(&quot;('&quot;;[.A97];&quot;','&quot;;[.B97];&quot;',&quot;;[.C97];&quot;,'&quot;;[.D97];&quot;'),&quot;)" office:value-type="string" office:string-value="('Group 97','abc',1,'2013-01-00 12:00:00'),">
            <text:p>('Group 97','abc',1,'2013-01-00 12:00:00'),</text:p>
          </table:table-cell>
        </table:table-row>
        <table:table-row table:style-name="ro1">
          <table:table-cell office:value-type="string">
            <text:p>Group 98</text:p>
          </table:table-cell>
          <table:table-cell office:value-type="string">
            <text:p>abc</text:p>
          </table:table-cell>
          <table:table-cell office:value-type="float" office:value="1">
            <text:p>1</text:p>
          </table:table-cell>
          <table:table-cell office:value-type="string">
            <text:p>2013-01-00 12:00:00</text:p>
          </table:table-cell>
          <table:table-cell table:number-columns-repeated="6"/>
          <table:table-cell table:style-name="ce1" table:formula="of:=CONCATENATE(&quot;('&quot;;[.A98];&quot;','&quot;;[.B98];&quot;',&quot;;[.C98];&quot;,'&quot;;[.D98];&quot;'),&quot;)" office:value-type="string" office:string-value="('Group 98','abc',1,'2013-01-00 12:00:00'),">
            <text:p>('Group 98','abc',1,'2013-01-00 12:00:00'),</text:p>
          </table:table-cell>
        </table:table-row>
        <table:table-row table:style-name="ro1">
          <table:table-cell office:value-type="string">
            <text:p>Group 99</text:p>
          </table:table-cell>
          <table:table-cell office:value-type="string">
            <text:p>abc</text:p>
          </table:table-cell>
          <table:table-cell office:value-type="float" office:value="1">
            <text:p>1</text:p>
          </table:table-cell>
          <table:table-cell office:value-type="string">
            <text:p>2013-01-00 12:00:00</text:p>
          </table:table-cell>
          <table:table-cell table:number-columns-repeated="6"/>
          <table:table-cell table:style-name="ce1" table:formula="of:=CONCATENATE(&quot;('&quot;;[.A99];&quot;','&quot;;[.B99];&quot;',&quot;;[.C99];&quot;,'&quot;;[.D99];&quot;'),&quot;)" office:value-type="string" office:string-value="('Group 99','abc',1,'2013-01-00 12:00:00'),">
            <text:p>('Group 99','abc',1,'2013-01-00 12:00:00'),</text:p>
          </table:table-cell>
        </table:table-row>
        <table:table-row table:style-name="ro1">
          <table:table-cell office:value-type="string">
            <text:p>Group 100</text:p>
          </table:table-cell>
          <table:table-cell office:value-type="string">
            <text:p>abc</text:p>
          </table:table-cell>
          <table:table-cell office:value-type="float" office:value="1">
            <text:p>1</text:p>
          </table:table-cell>
          <table:table-cell office:value-type="string">
            <text:p>2013-01-00 12:00:00</text:p>
          </table:table-cell>
          <table:table-cell table:number-columns-repeated="6"/>
          <table:table-cell table:style-name="ce1" table:formula="of:=CONCATENATE(&quot;('&quot;;[.A100];&quot;','&quot;;[.B100];&quot;',&quot;;[.C100];&quot;,'&quot;;[.D100];&quot;'),&quot;)" office:value-type="string" office:string-value="('Group 100','abc',1,'2013-01-00 12:00:00'),">
            <text:p>('Group 100','abc',1,'2013-01-00 12:00:00'),</text:p>
          </table:table-cell>
        </table:table-row>
        <table:table-row table:style-name="ro1">
          <table:table-cell table:number-columns-repeated="4"/>
          <table:table-cell table:number-columns-repeated="6"/>
          <table:table-cell table:style-name="ce1" table:formula="of:=CONCATENATE(&quot;('&quot;;[.A101];&quot;','&quot;;[.B101];&quot;',&quot;;[.C101];&quot;,'&quot;;[.D101];&quot;'),&quot;)" office:value-type="string" office:string-value="('','',,''),">
            <text:p>('','',,''),</text:p>
          </table:table-cell>
        </table:table-row>
        <table:table-row table:style-name="ro1">
          <table:table-cell table:number-columns-repeated="4"/>
          <table:table-cell table:number-columns-repeated="6"/>
          <table:table-cell table:style-name="ce1" table:formula="of:=CONCATENATE(&quot;('&quot;;[.A102];&quot;','&quot;;[.B102];&quot;',&quot;;[.C102];&quot;,'&quot;;[.D102];&quot;'),&quot;)" office:value-type="string" office:string-value="('','',,''),">
            <text:p>('','',,''),</text:p>
          </table:table-cell>
        </table:table-row>
        <table:table-row table:style-name="ro1">
          <table:table-cell table:number-columns-repeated="4"/>
          <table:table-cell table:number-columns-repeated="6"/>
          <table:table-cell table:style-name="ce1" table:formula="of:=CONCATENATE(&quot;('&quot;;[.A103];&quot;','&quot;;[.B103];&quot;',&quot;;[.C103];&quot;,'&quot;;[.D103];&quot;'),&quot;)" office:value-type="string" office:string-value="('','',,''),">
            <text:p>('','',,''),</text:p>
          </table:table-cell>
        </table:table-row>
        <table:table-row table:style-name="ro1">
          <table:table-cell table:number-columns-repeated="4"/>
          <table:table-cell table:number-columns-repeated="6"/>
          <table:table-cell table:style-name="ce1" table:formula="of:=CONCATENATE(&quot;('&quot;;[.A104];&quot;','&quot;;[.B104];&quot;',&quot;;[.C104];&quot;,'&quot;;[.D104];&quot;'),&quot;)" office:value-type="string" office:string-value="('','',,''),">
            <text:p>('','',,''),</text:p>
          </table:table-cell>
        </table:table-row>
        <table:table-row table:style-name="ro1">
          <table:table-cell table:number-columns-repeated="4"/>
          <table:table-cell table:number-columns-repeated="6"/>
          <table:table-cell table:style-name="ce1" table:formula="of:=CONCATENATE(&quot;('&quot;;[.A105];&quot;','&quot;;[.B105];&quot;',&quot;;[.C105];&quot;,'&quot;;[.D105];&quot;'),&quot;)" office:value-type="string" office:string-value="('','',,''),">
            <text:p>('','',,''),</text:p>
          </table:table-cell>
        </table:table-row>
        <table:table-row table:style-name="ro1">
          <table:table-cell table:number-columns-repeated="4"/>
          <table:table-cell table:number-columns-repeated="6"/>
          <table:table-cell table:style-name="ce1" table:formula="of:=CONCATENATE(&quot;('&quot;;[.A106];&quot;','&quot;;[.B106];&quot;',&quot;;[.C106];&quot;,'&quot;;[.D106];&quot;'),&quot;)" office:value-type="string" office:string-value="('','',,''),">
            <text:p>('','',,''),</text:p>
          </table:table-cell>
        </table:table-row>
        <table:table-row table:style-name="ro1">
          <table:table-cell table:number-columns-repeated="4"/>
          <table:table-cell table:number-columns-repeated="6"/>
          <table:table-cell table:style-name="ce1" table:formula="of:=CONCATENATE(&quot;('&quot;;[.A107];&quot;','&quot;;[.B107];&quot;',&quot;;[.C107];&quot;,'&quot;;[.D107];&quot;'),&quot;)" office:value-type="string" office:string-value="('','',,''),">
            <text:p>('','',,''),</text:p>
          </table:table-cell>
        </table:table-row>
        <table:table-row table:style-name="ro1">
          <table:table-cell table:number-columns-repeated="4"/>
          <table:table-cell table:number-columns-repeated="6"/>
          <table:table-cell table:style-name="ce1" table:formula="of:=CONCATENATE(&quot;('&quot;;[.A108];&quot;','&quot;;[.B108];&quot;',&quot;;[.C108];&quot;,'&quot;;[.D108];&quot;'),&quot;)" office:value-type="string" office:string-value="('','',,''),">
            <text:p>('','',,''),</text:p>
          </table:table-cell>
        </table:table-row>
        <table:table-row table:style-name="ro1">
          <table:table-cell table:number-columns-repeated="4"/>
          <table:table-cell table:number-columns-repeated="6"/>
          <table:table-cell table:style-name="ce1" table:formula="of:=CONCATENATE(&quot;('&quot;;[.A109];&quot;','&quot;;[.B109];&quot;',&quot;;[.C109];&quot;,'&quot;;[.D109];&quot;'),&quot;)" office:value-type="string" office:string-value="('','',,''),">
            <text:p>('','',,''),</text:p>
          </table:table-cell>
        </table:table-row>
        <table:table-row table:style-name="ro1"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active</text:p>
          </table:table-cell>
          <table:table-cell office:value-type="string">
            <text:p>utc_created</text:p>
          </table:table-cell>
          <table:table-cell table:number-columns-repeated="6"/>
          <table:table-cell table:style-name="ce1" table:formula="of:=CONCATENATE(&quot;('&quot;;[.A110];&quot;','&quot;;[.B110];&quot;',&quot;;[.C110];&quot;,'&quot;;[.D110];&quot;'),&quot;)" office:value-type="string" office:string-value="('title','description',active,'utc_created'),">
            <text:p>('title','description',active,'utc_created'),</text:p>
          </table:table-cell>
        </table:table-row>
        <table:table-row table:style-name="ro2" table:number-rows-repeated="399">
          <table:table-cell table:number-columns-repeated="11"/>
        </table:table-row>
        <table:table-row table:style-name="ro3">
          <table:table-cell table:number-columns-repeated="4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date-style style:name="N5106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5107" number:language="sv" number:country="SE">
      <number:day number:style="long"/>
      <number:text>-</number:text>
      <number:month number:textual="true"/>
    </number:date-style>
    <number:date-style style:name="N5108" number:language="sv" number:country="SE">
      <number:month number:textual="true"/>
      <number:text>-</number:text>
      <number:year/>
    </number:date-style>
    <number:time-style style:name="N5109" number:language="sv" number:country="SE">
      <number:hours/>
      <number:text>:</number:text>
      <number:minutes number:style="long"/>
      <number:text> </number:text>
      <number:am-pm/>
    </number:time-style>
    <number:time-style style:name="N5110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5112P0" style:volatile="true" number:language="sv" number:country="SE">
      <number:number number:decimal-places="0" number:min-integer-digits="1" number:grouping="true"/>
      <number:text>    </number:text>
    </number:number-style>
    <number:number-style style:name="N5112" number:language="sv" number:country="SE">
      <number:text>-</number:text>
      <number:number number:decimal-places="0" number:min-integer-digits="1" number:grouping="true"/>
      <number:text>    </number:text>
      <style:map style:condition="value()&gt;=0" style:apply-style-name="N5112P0"/>
    </number:number-style>
    <number:number-style style:name="N5113P0" style:volatile="true" number:language="sv" number:country="SE">
      <number:number number:decimal-places="0" number:min-integer-digits="1" number:grouping="true"/>
      <number:text>    </number:text>
    </number:number-style>
    <number:number-style style:name="N5113" number:language="sv" number:country="SE">
      <style:text-properties fo:color="#ff0000"/>
      <number:text>-</number:text>
      <number:number number:decimal-places="0" number:min-integer-digits="1" number:grouping="true"/>
      <number:text>    </number:text>
      <style:map style:condition="value()&gt;=0" style:apply-style-name="N5113P0"/>
    </number:number-style>
    <number:number-style style:name="N5114P0" style:volatile="true" number:language="sv" number:country="SE">
      <number:number number:decimal-places="2" number:min-integer-digits="1" number:grouping="true"/>
      <number:text>    </number:text>
    </number:number-style>
    <number:number-style style:name="N5114" number:language="sv" number:country="SE">
      <number:text>-</number:text>
      <number:number number:decimal-places="2" number:min-integer-digits="1" number:grouping="true"/>
      <number:text>    </number:text>
      <style:map style:condition="value()&gt;=0" style:apply-style-name="N5114P0"/>
    </number:number-style>
    <number:number-style style:name="N5115P0" style:volatile="true" number:language="sv" number:country="SE">
      <number:number number:decimal-places="2" number:min-integer-digits="1" number:grouping="true"/>
      <number:text>    </number:text>
    </number:number-style>
    <number:number-style style:name="N5115" number:language="sv" number:country="SE">
      <style:text-properties fo:color="#ff0000"/>
      <number:text>-</number:text>
      <number:number number:decimal-places="2" number:min-integer-digits="1" number:grouping="true"/>
      <number:text>    </number:text>
      <style:map style:condition="value()&gt;=0" style:apply-style-name="N5115P0"/>
    </number:number-style>
    <number:number-style style:name="N5116P0" style:volatile="true" number:language="sv" number:country="SE">
      <number:number number:decimal-places="0" number:min-integer-digits="1" number:grouping="true"/>
      <number:text> kr</number:text>
    </number:number-style>
    <number:number-style style:name="N5116" number:language="sv" number:country="SE">
      <number:text>-</number:text>
      <number:number number:decimal-places="0" number:min-integer-digits="1" number:grouping="true"/>
      <number:text> kr</number:text>
      <style:map style:condition="value()&gt;=0" style:apply-style-name="N5116P0"/>
    </number:number-style>
    <number:number-style style:name="N5117P0" style:volatile="true" number:language="sv" number:country="SE">
      <number:number number:decimal-places="0" number:min-integer-digits="1" number:grouping="true"/>
      <number:text> kr</number:text>
    </number:number-style>
    <number:number-style style:name="N5117" number:language="sv" number:country="SE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5117P0"/>
    </number:number-style>
    <number:number-style style:name="N5118P0" style:volatile="true" number:language="sv" number:country="SE">
      <number:number number:decimal-places="2" number:min-integer-digits="1" number:grouping="true"/>
      <number:text> kr</number:text>
    </number:number-style>
    <number:number-style style:name="N5118" number:language="sv" number:country="SE">
      <number:text>-</number:text>
      <number:number number:decimal-places="2" number:min-integer-digits="1" number:grouping="true"/>
      <number:text> kr</number:text>
      <style:map style:condition="value()&gt;=0" style:apply-style-name="N5118P0"/>
    </number:number-style>
    <number:number-style style:name="N5119P0" style:volatile="true" number:language="sv" number:country="SE">
      <number:number number:decimal-places="2" number:min-integer-digits="1" number:grouping="true"/>
      <number:text> kr</number:text>
    </number:number-style>
    <number:number-style style:name="N5119" number:language="sv" number:country="SE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5119P0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2">0000-00-00</text:date>, <text:time>00:00:00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2T07:45:39.85</meta:creation-date>
    <dc:date>2013-02-22T08:06:22.35</dc:date>
    <meta:editing-duration>PT3M27S</meta:editing-duration>
    <meta:editing-cycles>2</meta:editing-cycles>
    <meta:generator>LibreOffice/3.6$Windows_x86 LibreOffice_project/e29a214-2bbed72-0621de6-a97528c-8f066d</meta:generator>
    <meta:document-statistic meta:table-count="1" meta:cell-count="694" meta:object-count="0"/>
  </office:meta>
</office:document-meta>
</file>